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c99" officeooo:paragraph-rsid="001c1c99"/>
    </style:style>
    <style:style style:name="P2" style:family="paragraph" style:parent-style-name="Standard">
      <style:text-properties fo:language="ru" fo:country="RU" officeooo:rsid="00205728" officeooo:paragraph-rsid="001c1c99"/>
    </style:style>
    <style:style style:name="P3" style:family="paragraph" style:parent-style-name="Standard">
      <style:text-properties fo:color="#7f00fe" fo:language="ru" fo:country="RU" officeooo:rsid="001c1c99" officeooo:paragraph-rsid="001c1c99"/>
    </style:style>
    <style:style style:name="P4" style:family="paragraph" style:parent-style-name="Standard">
      <style:text-properties fo:font-size="14pt" officeooo:rsid="001c1c99" officeooo:paragraph-rsid="00413a5f" style:font-size-asian="14pt" style:font-size-complex="14pt"/>
    </style:style>
    <style:style style:name="P5" style:family="paragraph" style:parent-style-name="Standard">
      <style:text-properties fo:font-size="14pt" officeooo:rsid="001c1c99" officeooo:paragraph-rsid="00418759" style:font-size-asian="14pt" style:font-size-complex="14pt"/>
    </style:style>
    <style:style style:name="P6" style:family="paragraph" style:parent-style-name="Standard">
      <style:text-properties fo:font-size="14pt" officeooo:rsid="001c1c99" officeooo:paragraph-rsid="0044a890" style:font-size-asian="14pt" style:font-size-complex="14pt"/>
    </style:style>
    <style:style style:name="P7" style:family="paragraph" style:parent-style-name="Standard">
      <style:text-properties fo:font-size="14pt" officeooo:rsid="001efe94" officeooo:paragraph-rsid="001efe94" style:font-size-asian="14pt" style:font-size-complex="14pt"/>
    </style:style>
    <style:style style:name="P8" style:family="paragraph" style:parent-style-name="Standard">
      <style:text-properties fo:font-size="14pt" officeooo:rsid="001efe94" officeooo:paragraph-rsid="0049b012" style:font-size-asian="14pt" style:font-size-complex="14pt"/>
    </style:style>
    <style:style style:name="P9" style:family="paragraph" style:parent-style-name="Standard">
      <style:text-properties fo:font-size="14pt" officeooo:rsid="003424f7" officeooo:paragraph-rsid="003ff5a2" style:font-size-asian="14pt" style:font-size-complex="14pt"/>
    </style:style>
    <style:style style:name="P10" style:family="paragraph" style:parent-style-name="Standard">
      <style:text-properties fo:font-size="14pt" officeooo:paragraph-rsid="00457278" style:font-size-asian="14pt" style:font-size-complex="14pt"/>
    </style:style>
    <style:style style:name="P11" style:family="paragraph" style:parent-style-name="Standard">
      <style:text-properties fo:font-size="14pt" officeooo:paragraph-rsid="004c8abe" style:font-size-asian="14pt" style:font-size-complex="14pt"/>
    </style:style>
    <style:style style:name="P12" style:family="paragraph" style:parent-style-name="Standard">
      <style:text-properties fo:font-size="14pt" officeooo:paragraph-rsid="004ca510" style:font-size-asian="14pt" style:font-size-complex="14pt"/>
    </style:style>
    <style:style style:name="P13" style:family="paragraph" style:parent-style-name="Standard">
      <style:text-properties fo:font-size="14pt" officeooo:paragraph-rsid="0050f196" style:font-size-asian="14pt" style:font-size-complex="14pt"/>
    </style:style>
    <style:style style:name="P14" style:family="paragraph" style:parent-style-name="Standard">
      <style:text-properties fo:font-size="14pt" officeooo:rsid="0050f196" officeooo:paragraph-rsid="0050f196" style:font-size-asian="14pt" style:font-size-complex="14pt"/>
    </style:style>
    <style:style style:name="P15" style:family="paragraph" style:parent-style-name="Standard">
      <style:text-properties fo:font-size="14pt" officeooo:paragraph-rsid="00537ec7" style:font-size-asian="14pt" style:font-size-complex="14pt"/>
    </style:style>
    <style:style style:name="P16" style:family="paragraph" style:parent-style-name="Standard">
      <style:text-properties fo:font-size="14pt" officeooo:rsid="00579624" officeooo:paragraph-rsid="00579624" style:font-size-asian="14pt" style:font-size-complex="14pt"/>
    </style:style>
    <style:style style:name="P17" style:family="paragraph" style:parent-style-name="Standard">
      <style:text-properties fo:font-size="14pt" officeooo:paragraph-rsid="005915ec" style:font-size-asian="14pt" style:font-size-complex="14pt"/>
    </style:style>
    <style:style style:name="P18" style:family="paragraph" style:parent-style-name="Standard">
      <style:text-properties fo:font-size="14pt" officeooo:paragraph-rsid="005974b7" style:font-size-asian="14pt" style:font-size-complex="14pt"/>
    </style:style>
    <style:style style:name="P19" style:family="paragraph" style:parent-style-name="Standard">
      <style:text-properties fo:font-size="14pt" officeooo:paragraph-rsid="005e5cda" style:font-size-asian="14pt" style:font-size-complex="14pt"/>
    </style:style>
    <style:style style:name="P20" style:family="paragraph" style:parent-style-name="Standard">
      <style:text-properties fo:font-size="14pt" officeooo:paragraph-rsid="005f50aa" style:font-size-asian="14pt" style:font-size-complex="14pt"/>
    </style:style>
    <style:style style:name="P21" style:family="paragraph" style:parent-style-name="Standard">
      <style:text-properties fo:font-size="14pt" officeooo:paragraph-rsid="0069b9f9" style:font-size-asian="14pt" style:font-size-complex="14pt"/>
    </style:style>
    <style:style style:name="P22" style:family="paragraph" style:parent-style-name="Standard">
      <style:text-properties fo:font-size="14pt" officeooo:paragraph-rsid="006b3a60" style:font-size-asian="14pt" style:font-size-complex="14pt"/>
    </style:style>
    <style:style style:name="P23" style:family="paragraph" style:parent-style-name="Standard">
      <style:text-properties fo:font-size="14pt" officeooo:paragraph-rsid="006ce577" style:font-size-asian="14pt" style:font-size-complex="14pt"/>
    </style:style>
    <style:style style:name="P24" style:family="paragraph" style:parent-style-name="Standard">
      <style:text-properties fo:font-size="14pt" officeooo:rsid="0078e7f9" officeooo:paragraph-rsid="0078e7f9" style:font-size-asian="14pt" style:font-size-complex="14pt"/>
    </style:style>
    <style:style style:name="P25" style:family="paragraph" style:parent-style-name="Standard">
      <style:text-properties fo:font-size="14pt" fo:language="ru" fo:country="RU" officeooo:rsid="001c1c99" officeooo:paragraph-rsid="001c1c99" style:font-size-asian="14pt" style:font-size-complex="14pt"/>
    </style:style>
    <style:style style:name="P26" style:family="paragraph" style:parent-style-name="Standard">
      <style:text-properties fo:font-size="14pt" fo:language="ru" fo:country="RU" officeooo:rsid="001d311f" officeooo:paragraph-rsid="001c1c99" style:font-size-asian="14pt" style:font-size-complex="14pt"/>
    </style:style>
    <style:style style:name="P27" style:family="paragraph" style:parent-style-name="Standard">
      <style:text-properties fo:font-size="14pt" fo:language="ru" fo:country="RU" officeooo:rsid="001da476" officeooo:paragraph-rsid="001c1c99" style:font-size-asian="14pt" style:font-size-complex="14pt"/>
    </style:style>
    <style:style style:name="P28" style:family="paragraph" style:parent-style-name="Standard">
      <style:text-properties fo:font-size="14pt" fo:language="ru" fo:country="RU" officeooo:rsid="001da476" officeooo:paragraph-rsid="001da476" style:font-size-asian="14pt" style:font-size-complex="14pt"/>
    </style:style>
    <style:style style:name="P29" style:family="paragraph" style:parent-style-name="Standard">
      <style:text-properties fo:font-size="14pt" fo:language="ru" fo:country="RU" officeooo:rsid="001da476" officeooo:paragraph-rsid="001efe94" style:font-size-asian="14pt" style:font-size-complex="14pt"/>
    </style:style>
    <style:style style:name="P30" style:family="paragraph" style:parent-style-name="Standard">
      <style:text-properties fo:font-size="14pt" fo:language="ru" fo:country="RU" officeooo:rsid="001da476" officeooo:paragraph-rsid="004c8abe" style:font-size-asian="14pt" style:font-size-complex="14pt"/>
    </style:style>
    <style:style style:name="P31" style:family="paragraph" style:parent-style-name="Standard">
      <style:text-properties fo:font-size="14pt" fo:language="ru" fo:country="RU" officeooo:rsid="002a756b" officeooo:paragraph-rsid="005d8660" style:font-size-asian="14pt" style:font-size-complex="14pt"/>
    </style:style>
    <style:style style:name="P32" style:family="paragraph" style:parent-style-name="Standard">
      <style:text-properties fo:font-size="14pt" fo:language="ru" fo:country="RU" officeooo:rsid="002c44dd" officeooo:paragraph-rsid="002c44dd" style:font-size-asian="14pt" style:font-size-complex="14pt"/>
    </style:style>
    <style:style style:name="P33" style:family="paragraph" style:parent-style-name="Standard">
      <style:text-properties fo:font-size="14pt" fo:language="ru" fo:country="RU" officeooo:rsid="00307d65" officeooo:paragraph-rsid="00307d65" style:font-size-asian="14pt" style:font-size-complex="14pt"/>
    </style:style>
    <style:style style:name="P34" style:family="paragraph" style:parent-style-name="Standard">
      <style:text-properties fo:font-size="14pt" fo:language="ru" fo:country="RU" officeooo:rsid="00369409" officeooo:paragraph-rsid="00369409" style:font-size-asian="14pt" style:font-size-complex="14pt"/>
    </style:style>
    <style:style style:name="P35" style:family="paragraph" style:parent-style-name="Standard">
      <style:text-properties fo:font-size="14pt" fo:language="ru" fo:country="RU" officeooo:rsid="00464db3" officeooo:paragraph-rsid="00464db3" style:font-size-asian="14pt" style:font-size-complex="14pt"/>
    </style:style>
    <style:style style:name="P36" style:family="paragraph" style:parent-style-name="Standard">
      <style:text-properties fo:font-size="14pt" fo:language="ru" fo:country="RU" officeooo:rsid="001efe94" officeooo:paragraph-rsid="004b2188" style:font-size-asian="14pt" style:font-size-complex="14pt"/>
    </style:style>
    <style:style style:name="P37" style:family="paragraph" style:parent-style-name="Standard">
      <style:text-properties fo:font-size="14pt" fo:language="ru" fo:country="RU" fo:font-weight="bold" officeooo:rsid="0024110e" officeooo:paragraph-rsid="0024110e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6pt" fo:font-weight="bold" officeooo:rsid="001c1c99" officeooo:paragraph-rsid="001c1c99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1c1c99"/>
    </style:style>
    <style:style style:name="P40" style:family="paragraph" style:parent-style-name="Standard">
      <style:text-properties officeooo:paragraph-rsid="0043e4d5"/>
    </style:style>
    <style:style style:name="P41" style:family="paragraph" style:parent-style-name="Standard">
      <style:text-properties officeooo:paragraph-rsid="0048267e"/>
    </style:style>
    <style:style style:name="P42" style:family="paragraph" style:parent-style-name="Standard">
      <style:text-properties officeooo:paragraph-rsid="0049b012"/>
    </style:style>
    <style:style style:name="P43" style:family="paragraph" style:parent-style-name="Standard">
      <style:text-properties officeooo:paragraph-rsid="004c8abe"/>
    </style:style>
    <style:style style:name="P44" style:family="paragraph" style:parent-style-name="Standard">
      <style:text-properties officeooo:paragraph-rsid="00537ec7"/>
    </style:style>
    <style:style style:name="P45" style:family="paragraph" style:parent-style-name="Standard">
      <style:text-properties officeooo:paragraph-rsid="0055be6c"/>
    </style:style>
    <style:style style:name="P46" style:family="paragraph" style:parent-style-name="Standard">
      <style:text-properties officeooo:paragraph-rsid="00596659"/>
    </style:style>
    <style:style style:name="P47" style:family="paragraph" style:parent-style-name="Standard">
      <style:text-properties fo:color="#000000" fo:font-size="14pt" officeooo:rsid="005a2131" officeooo:paragraph-rsid="004c8abe" style:font-size-asian="14pt" style:font-size-complex="14pt"/>
    </style:style>
    <style:style style:name="P48" style:family="paragraph" style:parent-style-name="Standard">
      <style:text-properties officeooo:paragraph-rsid="005e5cda"/>
    </style:style>
    <style:style style:name="P49" style:family="paragraph" style:parent-style-name="Standard">
      <style:text-properties officeooo:paragraph-rsid="00607906"/>
    </style:style>
    <style:style style:name="P50" style:family="paragraph" style:parent-style-name="Standard">
      <style:text-properties officeooo:paragraph-rsid="0062f99f"/>
    </style:style>
    <style:style style:name="P51" style:family="paragraph" style:parent-style-name="Standard">
      <style:text-properties fo:font-style="normal" officeooo:rsid="0062f99f" officeooo:paragraph-rsid="0062f99f" style:font-style-asian="normal" style:font-style-complex="normal"/>
    </style:style>
    <style:style style:name="P52" style:family="paragraph" style:parent-style-name="Standard">
      <style:text-properties officeooo:paragraph-rsid="0064b1c2"/>
    </style:style>
    <style:style style:name="P53" style:family="paragraph" style:parent-style-name="Standard">
      <style:text-properties officeooo:paragraph-rsid="00656415"/>
    </style:style>
    <style:style style:name="P54" style:family="paragraph" style:parent-style-name="Standard">
      <style:text-properties fo:color="#ff0000" fo:font-size="16pt" officeooo:rsid="0078e7f9" officeooo:paragraph-rsid="0078e7f9" style:font-size-asian="16pt" style:font-size-complex="16pt"/>
    </style:style>
    <style:style style:name="P55" style:family="paragraph" style:parent-style-name="Standard">
      <style:text-properties fo:color="#ff0000" fo:font-size="16pt" fo:language="ru" fo:country="RU" style:font-size-asian="16pt" style:font-size-complex="16pt"/>
    </style:style>
    <style:style style:name="P56" style:family="paragraph" style:parent-style-name="Standard">
      <style:text-properties fo:color="#ff0000" fo:font-size="16pt" fo:language="ru" fo:country="RU" fo:font-weight="bold" style:font-size-asian="16pt" style:font-weight-asian="bold" style:font-size-complex="16pt" style:font-weight-complex="bold"/>
    </style:style>
    <style:style style:name="P57" style:family="paragraph" style:parent-style-name="Standard">
      <style:text-properties style:use-window-font-color="true" fo:font-size="16pt" fo:language="ru" fo:country="RU" officeooo:rsid="00713c33" officeooo:paragraph-rsid="00713c33" style:font-size-asian="16pt" style:font-size-complex="16pt"/>
    </style:style>
    <style:style style:name="P58" style:family="paragraph" style:parent-style-name="Standard">
      <style:text-properties style:use-window-font-color="true" fo:font-size="14pt" fo:language="ru" fo:country="RU" fo:font-weight="bold" officeooo:rsid="0073043c" officeooo:paragraph-rsid="0073043c" style:font-size-asian="14pt" style:font-weight-asian="bold" style:font-size-complex="14pt" style:font-weight-complex="bold"/>
    </style:style>
    <style:style style:name="P59" style:family="paragraph" style:parent-style-name="Standard">
      <style:text-properties style:use-window-font-color="true" fo:font-size="14pt" fo:language="ru" fo:country="RU" fo:font-weight="bold" officeooo:rsid="0073043c" officeooo:paragraph-rsid="0074a4e6" style:font-size-asian="14pt" style:font-weight-asian="bold" style:font-size-complex="14pt" style:font-weight-complex="bold"/>
    </style:style>
    <style:style style:name="P60" style:family="paragraph" style:parent-style-name="Standard">
      <style:text-properties style:use-window-font-color="true" fo:font-size="14pt" fo:language="ru" fo:country="RU" fo:font-weight="bold" officeooo:rsid="0074a4e6" officeooo:paragraph-rsid="0074a4e6" style:font-size-asian="14pt" style:font-weight-asian="bold" style:font-size-complex="14pt" style:font-weight-complex="bold"/>
    </style:style>
    <style:style style:name="P61" style:family="paragraph" style:parent-style-name="Standard">
      <style:text-properties style:use-window-font-color="true" fo:font-size="14pt" fo:language="ru" fo:country="RU" officeooo:rsid="00713c33" officeooo:paragraph-rsid="00713c33" style:font-size-asian="14pt" style:font-size-complex="14pt"/>
    </style:style>
    <style:style style:name="P62" style:family="paragraph" style:parent-style-name="Standard">
      <style:text-properties style:use-window-font-color="true" fo:font-size="14pt" officeooo:paragraph-rsid="00713c33" style:font-size-asian="14pt" style:font-size-complex="14pt"/>
    </style:style>
    <style:style style:name="P63" style:family="paragraph" style:parent-style-name="Standard">
      <style:text-properties style:use-window-font-color="true" fo:font-style="italic" fo:font-weight="normal" officeooo:rsid="00904fe3" officeooo:paragraph-rsid="00904fe3" fo:background-color="transparent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style:use-window-font-color="true" fo:font-style="normal" fo:font-weight="normal" officeooo:rsid="00904fe3" officeooo:paragraph-rsid="00904fe3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style:use-window-font-color="true" fo:font-style="normal" fo:font-weight="normal" officeooo:rsid="0080effa" officeooo:paragraph-rsid="00904fe3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style:use-window-font-color="true" fo:font-style="normal" fo:font-weight="bold" officeooo:rsid="00904fe3" officeooo:paragraph-rsid="0092d700" fo:background-color="transparent" style:font-style-asian="normal" style:font-weight-asian="bold" style:font-style-complex="normal" style:font-weight-complex="bold"/>
    </style:style>
    <style:style style:name="P67" style:family="paragraph" style:parent-style-name="Standard">
      <style:text-properties officeooo:paragraph-rsid="0073043c"/>
    </style:style>
    <style:style style:name="P68" style:family="paragraph" style:parent-style-name="Standard">
      <style:text-properties fo:font-weight="bold" officeooo:paragraph-rsid="0077c41f" style:font-weight-asian="bold" style:font-weight-complex="bold"/>
    </style:style>
    <style:style style:name="P69" style:family="paragraph" style:parent-style-name="Standard">
      <style:text-properties fo:font-weight="bold" officeooo:rsid="008a8111" officeooo:paragraph-rsid="008a8111" style:font-weight-asian="bold" style:font-weight-complex="bold"/>
    </style:style>
    <style:style style:name="P70" style:family="paragraph" style:parent-style-name="Standard">
      <style:text-properties officeooo:paragraph-rsid="0073a651"/>
    </style:style>
    <style:style style:name="P71" style:family="paragraph" style:parent-style-name="Standard">
      <style:text-properties officeooo:paragraph-rsid="0077c41f"/>
    </style:style>
    <style:style style:name="P72" style:family="paragraph" style:parent-style-name="Standard">
      <style:text-properties fo:font-weight="normal" officeooo:rsid="007f1156" officeooo:paragraph-rsid="0080effa" style:font-weight-asian="normal" style:font-weight-complex="normal"/>
    </style:style>
    <style:style style:name="P73" style:family="paragraph" style:parent-style-name="Standard">
      <style:text-properties fo:font-weight="normal" officeooo:rsid="0080effa" officeooo:paragraph-rsid="0080effa" style:font-weight-asian="normal" style:font-weight-complex="normal"/>
    </style:style>
    <style:style style:name="P74" style:family="paragraph" style:parent-style-name="Standard">
      <style:text-properties fo:font-weight="normal" officeooo:rsid="0080effa" officeooo:paragraph-rsid="0080effa" fo:background-color="transparent" style:font-weight-asian="normal" style:font-weight-complex="normal"/>
    </style:style>
    <style:style style:name="P75" style:family="paragraph" style:parent-style-name="Standard">
      <style:text-properties fo:font-weight="normal" officeooo:rsid="0080effa" officeooo:paragraph-rsid="008c6bee" fo:background-color="transparent" style:font-weight-asian="normal" style:font-weight-complex="normal"/>
    </style:style>
    <style:style style:name="P76" style:family="paragraph" style:parent-style-name="Standard">
      <style:text-properties fo:font-weight="normal" officeooo:rsid="0080effa" officeooo:paragraph-rsid="008e797c" fo:background-color="transparent" style:font-weight-asian="normal" style:font-weight-complex="normal"/>
    </style:style>
    <style:style style:name="P77" style:family="paragraph" style:parent-style-name="Standard">
      <style:text-properties fo:font-weight="normal" officeooo:rsid="0080effa" officeooo:paragraph-rsid="00904fe3" fo:background-color="transparent" style:font-weight-asian="normal" style:font-weight-complex="normal"/>
    </style:style>
    <style:style style:name="P78" style:family="paragraph" style:parent-style-name="Standard">
      <style:text-properties officeooo:paragraph-rsid="0080effa"/>
    </style:style>
    <style:style style:name="P79" style:family="paragraph" style:parent-style-name="Standard">
      <style:text-properties officeooo:paragraph-rsid="008a1600"/>
    </style:style>
    <style:style style:name="P80" style:family="paragraph" style:parent-style-name="Standard">
      <style:text-properties officeooo:paragraph-rsid="008a8111"/>
    </style:style>
    <style:style style:name="P81" style:family="paragraph" style:parent-style-name="Standard">
      <style:text-properties officeooo:paragraph-rsid="008c6bee" fo:background-color="transparent"/>
    </style:style>
    <style:style style:name="P82" style:family="paragraph" style:parent-style-name="Standard">
      <style:text-properties officeooo:rsid="008e797c" officeooo:paragraph-rsid="008e797c" fo:background-color="transparent"/>
    </style:style>
    <style:style style:name="P83" style:family="paragraph" style:parent-style-name="Standard">
      <style:text-properties officeooo:rsid="008dc79b" officeooo:paragraph-rsid="008dc79b"/>
    </style:style>
    <style:style style:name="P84" style:family="paragraph" style:parent-style-name="Standard">
      <style:text-properties fo:font-style="italic" officeooo:rsid="008dc79b" officeooo:paragraph-rsid="008dc79b" style:font-style-asian="italic" style:font-style-complex="italic"/>
    </style:style>
    <style:style style:name="P85" style:family="paragraph" style:parent-style-name="Standard">
      <style:text-properties fo:font-style="italic" fo:font-weight="normal" officeooo:rsid="008dc79b" officeooo:paragraph-rsid="008dc79b" fo:background-color="transparent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officeooo:paragraph-rsid="008dc79b"/>
    </style:style>
    <style:style style:name="P87" style:family="paragraph" style:parent-style-name="Standard">
      <style:text-properties officeooo:rsid="008e797c" officeooo:paragraph-rsid="008e797c"/>
    </style:style>
    <style:style style:name="P88" style:family="paragraph" style:parent-style-name="Standard">
      <style:text-properties officeooo:paragraph-rsid="008e797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d311f"/>
    </style:style>
    <style:style style:name="T3" style:family="text">
      <style:text-properties fo:language="ru" fo:country="RU" officeooo:rsid="001da476"/>
    </style:style>
    <style:style style:name="T4" style:family="text">
      <style:text-properties fo:language="ru" fo:country="RU" officeooo:rsid="001c1c99"/>
    </style:style>
    <style:style style:name="T5" style:family="text">
      <style:text-properties fo:language="ru" fo:country="RU" officeooo:rsid="0021e8e8"/>
    </style:style>
    <style:style style:name="T6" style:family="text">
      <style:text-properties fo:language="ru" fo:country="RU" officeooo:rsid="0024110e"/>
    </style:style>
    <style:style style:name="T7" style:family="text">
      <style:text-properties fo:language="ru" fo:country="RU" officeooo:rsid="00259b8a"/>
    </style:style>
    <style:style style:name="T8" style:family="text">
      <style:text-properties fo:language="ru" fo:country="RU" officeooo:rsid="002c44dd"/>
    </style:style>
    <style:style style:name="T9" style:family="text">
      <style:text-properties fo:language="ru" fo:country="RU" officeooo:rsid="00369409"/>
    </style:style>
    <style:style style:name="T10" style:family="text">
      <style:text-properties fo:language="ru" fo:country="RU" officeooo:rsid="003748f6"/>
    </style:style>
    <style:style style:name="T11" style:family="text">
      <style:text-properties fo:language="ru" fo:country="RU" officeooo:rsid="00413a5f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fo:font-weight="bold" officeooo:rsid="00418759" style:font-weight-asian="bold" style:font-weight-complex="bold"/>
    </style:style>
    <style:style style:name="T14" style:family="text">
      <style:text-properties fo:language="ru" fo:country="RU" fo:font-weight="bold" officeooo:rsid="001d311f" style:font-weight-asian="bold" style:font-weight-complex="bold"/>
    </style:style>
    <style:style style:name="T15" style:family="text">
      <style:text-properties fo:language="ru" fo:country="RU" fo:font-weight="bold" officeooo:rsid="0044a890" style:font-weight-asian="bold" style:font-weight-complex="bold"/>
    </style:style>
    <style:style style:name="T16" style:family="text">
      <style:text-properties fo:language="ru" fo:country="RU" fo:font-weight="bold" officeooo:rsid="001da476" style:font-weight-asian="bold" style:font-weight-complex="bold"/>
    </style:style>
    <style:style style:name="T17" style:family="text">
      <style:text-properties fo:language="ru" fo:country="RU" fo:font-weight="bold" officeooo:rsid="00457278" style:font-weight-asian="bold" style:font-weight-complex="bold"/>
    </style:style>
    <style:style style:name="T18" style:family="text">
      <style:text-properties fo:language="ru" fo:country="RU" fo:font-weight="bold" officeooo:rsid="0024110e" style:font-weight-asian="bold" style:font-weight-complex="bold"/>
    </style:style>
    <style:style style:name="T19" style:family="text">
      <style:text-properties fo:language="ru" fo:country="RU" fo:font-weight="bold" officeooo:rsid="002a756b" style:font-weight-asian="bold" style:font-weight-complex="bold"/>
    </style:style>
    <style:style style:name="T20" style:family="text">
      <style:text-properties fo:language="ru" fo:country="RU" fo:font-weight="bold" officeooo:rsid="002c44dd" style:font-weight-asian="bold" style:font-weight-complex="bold"/>
    </style:style>
    <style:style style:name="T21" style:family="text">
      <style:text-properties fo:language="ru" fo:country="RU" fo:font-weight="bold" officeooo:rsid="005e5cda" style:font-weight-asian="bold" style:font-weight-complex="bold"/>
    </style:style>
    <style:style style:name="T22" style:family="text">
      <style:text-properties fo:language="ru" fo:country="RU" fo:font-weight="bold" officeooo:rsid="005f50aa" style:font-weight-asian="bold" style:font-weight-complex="bold"/>
    </style:style>
    <style:style style:name="T23" style:family="text">
      <style:text-properties fo:language="ru" fo:country="RU" fo:font-weight="bold" officeooo:rsid="003424f7" style:font-weight-asian="bold" style:font-weight-complex="bold"/>
    </style:style>
    <style:style style:name="T24" style:family="text">
      <style:text-properties fo:language="ru" fo:country="RU" fo:font-weight="bold" officeooo:rsid="00369409" style:font-weight-asian="bold" style:font-weight-complex="bold"/>
    </style:style>
    <style:style style:name="T25" style:family="text">
      <style:text-properties fo:language="ru" fo:country="RU" officeooo:rsid="00418759"/>
    </style:style>
    <style:style style:name="T26" style:family="text">
      <style:text-properties fo:language="ru" fo:country="RU" officeooo:rsid="0044a890"/>
    </style:style>
    <style:style style:name="T27" style:family="text">
      <style:text-properties fo:language="ru" fo:country="RU" fo:font-weight="normal" officeooo:rsid="0044a890" style:font-weight-asian="normal" style:font-weight-complex="normal"/>
    </style:style>
    <style:style style:name="T28" style:family="text">
      <style:text-properties fo:language="ru" fo:country="RU" fo:font-weight="normal" officeooo:rsid="0024110e" style:font-weight-asian="normal" style:font-weight-complex="normal"/>
    </style:style>
    <style:style style:name="T29" style:family="text">
      <style:text-properties fo:language="ru" fo:country="RU" fo:font-weight="normal" officeooo:rsid="005e5cda" style:font-weight-asian="normal" style:font-weight-complex="normal"/>
    </style:style>
    <style:style style:name="T30" style:family="text">
      <style:text-properties fo:language="ru" fo:country="RU" fo:font-weight="normal" officeooo:rsid="005f50aa" style:font-weight-asian="normal" style:font-weight-complex="normal"/>
    </style:style>
    <style:style style:name="T31" style:family="text">
      <style:text-properties fo:language="ru" fo:country="RU" officeooo:rsid="00457278"/>
    </style:style>
    <style:style style:name="T32" style:family="text">
      <style:text-properties fo:language="ru" fo:country="RU" officeooo:rsid="00461783"/>
    </style:style>
    <style:style style:name="T33" style:family="text">
      <style:text-properties fo:language="ru" fo:country="RU" officeooo:rsid="0069b9f9"/>
    </style:style>
    <style:style style:name="T34" style:family="text">
      <style:text-properties fo:language="ru" fo:country="RU" officeooo:rsid="00713c33"/>
    </style:style>
    <style:style style:name="T35" style:family="text">
      <style:text-properties fo:color="#7f00fe" fo:language="ru" fo:country="RU" officeooo:rsid="0024110e"/>
    </style:style>
    <style:style style:name="T36" style:family="text">
      <style:text-properties fo:color="#7f00fe" fo:language="ru" fo:country="RU" officeooo:rsid="002805af"/>
    </style:style>
    <style:style style:name="T37" style:family="text">
      <style:text-properties style:use-window-font-color="true" fo:language="ru" fo:country="RU" officeooo:rsid="001da476" fo:background-color="transparent" loext:char-shading-value="0"/>
    </style:style>
    <style:style style:name="T38" style:family="text">
      <style:text-properties style:use-window-font-color="true" fo:language="ru" fo:country="RU" officeooo:rsid="001da476"/>
    </style:style>
    <style:style style:name="T39" style:family="text">
      <style:text-properties style:use-window-font-color="true" fo:language="ru" fo:country="RU" fo:font-weight="bold" officeooo:rsid="001da476" fo:background-color="transparent" loext:char-shading-value="0" style:font-weight-asian="bold" style:font-weight-complex="bold"/>
    </style:style>
    <style:style style:name="T40" style:family="text">
      <style:text-properties style:use-window-font-color="true" fo:language="ru" fo:country="RU" fo:font-weight="bold" style:font-weight-asian="bold" style:font-weight-complex="bold"/>
    </style:style>
    <style:style style:name="T41" style:family="text">
      <style:text-properties style:use-window-font-color="true" fo:language="ru" fo:country="RU" fo:font-weight="bold" officeooo:rsid="001da476" style:font-weight-asian="bold" style:font-weight-complex="bold"/>
    </style:style>
    <style:style style:name="T42" style:family="text">
      <style:text-properties style:use-window-font-color="true" fo:language="ru" fo:country="RU" fo:font-weight="bold" officeooo:rsid="004ca510" style:font-weight-asian="bold" style:font-weight-complex="bold"/>
    </style:style>
    <style:style style:name="T43" style:family="text">
      <style:text-properties style:use-window-font-color="true" fo:language="ru" fo:country="RU" fo:font-weight="bold" officeooo:rsid="002648ac" style:font-weight-asian="bold" style:font-weight-complex="bold"/>
    </style:style>
    <style:style style:name="T44" style:family="text">
      <style:text-properties style:use-window-font-color="true" fo:language="ru" fo:country="RU" fo:font-weight="bold" officeooo:rsid="0050f196" style:font-weight-asian="bold" style:font-weight-complex="bold"/>
    </style:style>
    <style:style style:name="T45" style:family="text">
      <style:text-properties style:use-window-font-color="true" fo:language="ru" fo:country="RU" fo:font-weight="normal" officeooo:rsid="0049b012" style:font-weight-asian="normal" style:font-weight-complex="normal"/>
    </style:style>
    <style:style style:name="T46" style:family="text">
      <style:text-properties style:use-window-font-color="true" fo:language="ru" fo:country="RU" fo:font-weight="normal" officeooo:rsid="004ca510" style:font-weight-asian="normal" style:font-weight-complex="normal"/>
    </style:style>
    <style:style style:name="T47" style:family="text">
      <style:text-properties style:use-window-font-color="true" fo:font-size="14pt" fo:language="ru" fo:country="RU" fo:font-weight="bold" style:font-size-asian="14pt" style:font-weight-asian="bold" style:font-size-complex="14pt" style:font-weight-complex="bold"/>
    </style:style>
    <style:style style:name="T48" style:family="text">
      <style:text-properties style:use-window-font-color="true" fo:font-size="14pt" fo:language="ru" fo:country="RU" fo:font-weight="bold" officeooo:rsid="001da476" style:font-size-asian="14pt" style:font-weight-asian="bold" style:font-size-complex="14pt" style:font-weight-complex="bold"/>
    </style:style>
    <style:style style:name="T49" style:family="text">
      <style:text-properties style:use-window-font-color="true" fo:font-size="14pt" fo:language="ru" fo:country="RU" fo:font-weight="bold" officeooo:rsid="004c8abe" style:font-size-asian="14pt" style:font-weight-asian="bold" style:font-size-complex="14pt" style:font-weight-complex="bold"/>
    </style:style>
    <style:style style:name="T50" style:family="text">
      <style:text-properties style:use-window-font-color="true" fo:font-size="14pt" fo:language="ru" fo:country="RU" fo:font-weight="bold" officeooo:rsid="0050f196" style:font-size-asian="14pt" style:font-weight-asian="bold" style:font-size-complex="14pt" style:font-weight-complex="bold"/>
    </style:style>
    <style:style style:name="T51" style:family="text">
      <style:text-properties style:use-window-font-color="true" fo:font-size="14pt" fo:language="ru" fo:country="RU" fo:font-weight="bold" officeooo:rsid="0073043c" style:font-size-asian="14pt" style:font-weight-asian="bold" style:font-size-complex="14pt" style:font-weight-complex="bold"/>
    </style:style>
    <style:style style:name="T52" style:family="text">
      <style:text-properties style:use-window-font-color="true" fo:font-size="14pt" fo:language="ru" fo:country="RU" fo:font-weight="bold" officeooo:rsid="0074a4e6" style:font-size-asian="14pt" style:font-weight-asian="bold" style:font-size-complex="14pt" style:font-weight-complex="bold"/>
    </style:style>
    <style:style style:name="T53" style:family="text">
      <style:text-properties style:use-window-font-color="true" fo:font-size="14pt" fo:language="ru" fo:country="RU" fo:font-weight="bold" officeooo:rsid="0089f91b" style:font-size-asian="14pt" style:font-weight-asian="bold" style:font-size-complex="14pt" style:font-weight-complex="bold"/>
    </style:style>
    <style:style style:name="T54" style:family="text">
      <style:text-properties style:use-window-font-color="true" fo:font-size="14pt" fo:language="ru" fo:country="RU" fo:font-weight="bold" officeooo:rsid="008a1600" style:font-size-asian="14pt" style:font-weight-asian="bold" style:font-size-complex="14pt" style:font-weight-complex="bold"/>
    </style:style>
    <style:style style:name="T55" style:family="text">
      <style:text-properties style:use-window-font-color="true" fo:font-size="14pt" fo:language="ru" fo:country="RU" fo:font-weight="bold" officeooo:rsid="007f1156" style:font-size-asian="14pt" style:font-weight-asian="bold" style:font-size-complex="14pt" style:font-weight-complex="bold"/>
    </style:style>
    <style:style style:name="T56" style:family="text">
      <style:text-properties style:use-window-font-color="true" fo:font-size="14pt" fo:language="ru" fo:country="RU" fo:font-weight="bold" officeooo:rsid="0080effa" style:font-size-asian="14pt" style:font-weight-asian="bold" style:font-size-complex="14pt" style:font-weight-complex="bold"/>
    </style:style>
    <style:style style:name="T57" style:family="text">
      <style:text-properties style:use-window-font-color="true" fo:font-size="14pt" fo:language="ru" fo:country="RU" fo:font-weight="bold" officeooo:rsid="0080effa" fo:background-color="transparent" loext:char-shading-value="0" style:font-size-asian="14pt" style:font-weight-asian="bold" style:font-size-complex="14pt" style:font-weight-complex="bold"/>
    </style:style>
    <style:style style:name="T58" style:family="text">
      <style:text-properties style:use-window-font-color="true" fo:font-size="14pt" fo:language="ru" fo:country="RU" fo:font-weight="bold" officeooo:rsid="008a8111" fo:background-color="transparent" loext:char-shading-value="0" style:font-size-asian="14pt" style:font-weight-asian="bold" style:font-size-complex="14pt" style:font-weight-complex="bold"/>
    </style:style>
    <style:style style:name="T59" style:family="text">
      <style:text-properties style:use-window-font-color="true" fo:font-size="14pt" fo:language="ru" fo:country="RU" fo:font-weight="bold" officeooo:rsid="008dc79b" fo:background-color="transparent" loext:char-shading-value="0" style:font-size-asian="14pt" style:font-weight-asian="bold" style:font-size-complex="14pt" style:font-weight-complex="bold"/>
    </style:style>
    <style:style style:name="T60" style:family="text">
      <style:text-properties style:use-window-font-color="true" fo:font-size="14pt" fo:language="ru" fo:country="RU" fo:font-weight="normal" officeooo:rsid="001da476" style:font-size-asian="14pt" style:font-weight-asian="normal" style:font-size-complex="14pt" style:font-weight-complex="normal"/>
    </style:style>
    <style:style style:name="T61" style:family="text">
      <style:text-properties style:use-window-font-color="true" fo:font-size="14pt" fo:language="ru" fo:country="RU" fo:font-weight="normal" officeooo:rsid="004c8abe" style:font-size-asian="14pt" style:font-weight-asian="normal" style:font-size-complex="14pt" style:font-weight-complex="normal"/>
    </style:style>
    <style:style style:name="T62" style:family="text">
      <style:text-properties style:use-window-font-color="true" fo:font-size="14pt" fo:language="ru" fo:country="RU" fo:font-weight="normal" officeooo:rsid="0024110e" style:font-size-asian="14pt" style:font-weight-asian="normal" style:font-size-complex="14pt" style:font-weight-complex="normal"/>
    </style:style>
    <style:style style:name="T63" style:family="text">
      <style:text-properties style:use-window-font-color="true" fo:font-size="14pt" fo:language="ru" fo:country="RU" fo:font-weight="normal" officeooo:rsid="00537ec7" style:font-size-asian="14pt" style:font-weight-asian="normal" style:font-size-complex="14pt" style:font-weight-complex="normal"/>
    </style:style>
    <style:style style:name="T64" style:family="text">
      <style:text-properties style:use-window-font-color="true" fo:font-size="14pt" fo:language="ru" fo:country="RU" fo:font-weight="normal" officeooo:rsid="00259b8a" style:font-size-asian="14pt" style:font-weight-asian="normal" style:font-size-complex="14pt" style:font-weight-complex="normal"/>
    </style:style>
    <style:style style:name="T65" style:family="text">
      <style:text-properties style:use-window-font-color="true" fo:font-size="14pt" fo:language="ru" fo:country="RU" fo:font-weight="normal" officeooo:rsid="0050f196" style:font-size-asian="14pt" style:font-weight-asian="normal" style:font-size-complex="14pt" style:font-weight-complex="normal"/>
    </style:style>
    <style:style style:name="T66" style:family="text">
      <style:text-properties style:use-window-font-color="true" fo:font-size="14pt" fo:language="ru" fo:country="RU" fo:font-weight="normal" officeooo:rsid="0073a651" style:font-size-asian="14pt" style:font-weight-asian="normal" style:font-size-complex="14pt" style:font-weight-complex="normal"/>
    </style:style>
    <style:style style:name="T67" style:family="text">
      <style:text-properties style:use-window-font-color="true" fo:font-size="14pt" fo:language="ru" fo:country="RU" fo:font-weight="normal" officeooo:rsid="00767b6e" style:font-size-asian="14pt" style:font-weight-asian="normal" style:font-size-complex="14pt" style:font-weight-complex="normal"/>
    </style:style>
    <style:style style:name="T68" style:family="text">
      <style:text-properties style:use-window-font-color="true" fo:font-size="14pt" fo:language="ru" fo:country="RU" fo:font-weight="normal" officeooo:rsid="0074a4e6" style:font-size-asian="14pt" style:font-weight-asian="normal" style:font-size-complex="14pt" style:font-weight-complex="normal"/>
    </style:style>
    <style:style style:name="T69" style:family="text">
      <style:text-properties style:use-window-font-color="true" fo:font-size="14pt" fo:language="ru" fo:country="RU" fo:font-weight="normal" officeooo:rsid="0077c41f" style:font-size-asian="14pt" style:font-weight-asian="normal" style:font-size-complex="14pt" style:font-weight-complex="normal"/>
    </style:style>
    <style:style style:name="T70" style:family="text">
      <style:text-properties style:use-window-font-color="true" fo:font-size="14pt" fo:language="ru" fo:country="RU" fo:font-weight="normal" officeooo:rsid="0089f91b" style:font-size-asian="14pt" style:font-weight-asian="normal" style:font-size-complex="14pt" style:font-weight-complex="normal"/>
    </style:style>
    <style:style style:name="T71" style:family="text">
      <style:text-properties style:use-window-font-color="true" fo:font-size="14pt" fo:language="ru" fo:country="RU" fo:font-weight="normal" officeooo:rsid="008a1600" style:font-size-asian="14pt" style:font-weight-asian="normal" style:font-size-complex="14pt" style:font-weight-complex="normal"/>
    </style:style>
    <style:style style:name="T72" style:family="text">
      <style:text-properties style:use-window-font-color="true" fo:font-size="14pt" fo:language="ru" fo:country="RU" fo:font-weight="normal" officeooo:rsid="008a8111" style:font-size-asian="14pt" style:font-weight-asian="normal" style:font-size-complex="14pt" style:font-weight-complex="normal"/>
    </style:style>
    <style:style style:name="T73" style:family="text">
      <style:text-properties style:use-window-font-color="true" fo:font-size="14pt" fo:language="ru" fo:country="RU" fo:font-weight="normal" officeooo:rsid="007f1156" fo:background-color="#ffff00" loext:char-shading-value="0" style:font-size-asian="14pt" style:font-weight-asian="normal" style:font-size-complex="14pt" style:font-weight-complex="normal"/>
    </style:style>
    <style:style style:name="T74" style:family="text">
      <style:text-properties style:use-window-font-color="true" fo:font-size="14pt" fo:language="ru" fo:country="RU" fo:font-weight="normal" officeooo:rsid="0080effa" fo:background-color="transparent" loext:char-shading-value="0" style:font-size-asian="14pt" style:font-weight-asian="normal" style:font-size-complex="14pt" style:font-weight-complex="normal"/>
    </style:style>
    <style:style style:name="T75" style:family="text">
      <style:text-properties style:use-window-font-color="true" fo:font-size="14pt" fo:language="ru" fo:country="RU" fo:font-weight="normal" officeooo:rsid="0082ecab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style:use-window-font-color="true" fo:font-size="14pt" fo:language="ru" fo:country="RU" fo:font-weight="normal" officeooo:rsid="007f1156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style:use-window-font-color="true" fo:font-size="14pt" fo:language="ru" fo:country="RU" fo:font-weight="normal" officeooo:rsid="00888b2c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style:use-window-font-color="true"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style:use-window-font-color="true" fo:font-size="14pt" fo:language="ru" fo:country="RU" fo:font-weight="normal" officeooo:rsid="008a8111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style:use-window-font-color="true" fo:font-size="14pt" fo:language="ru" fo:country="RU" fo:font-weight="normal" officeooo:rsid="008a1600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style:use-window-font-color="true" fo:font-size="14pt" fo:language="ru" fo:country="RU" fo:font-weight="normal" officeooo:rsid="007f1156" fo:background-color="#00ffff" loext:char-shading-value="0" style:font-size-asian="14pt" style:font-weight-asian="normal" style:font-size-complex="14pt" style:font-weight-complex="normal"/>
    </style:style>
    <style:style style:name="T82" style:family="text">
      <style:text-properties style:use-window-font-color="true" fo:font-size="14pt" fo:language="ru" fo:country="RU" fo:font-weight="normal" officeooo:rsid="0080effa" fo:background-color="#00ffff" loext:char-shading-value="0" style:font-size-asian="14pt" style:font-weight-asian="normal" style:font-size-complex="14pt" style:font-weight-complex="normal"/>
    </style:style>
    <style:style style:name="T83" style:family="text">
      <style:text-properties style:use-window-font-color="true" fo:font-size="14pt" fo:language="ru" fo:country="RU" style:font-size-asian="14pt" style:font-size-complex="14pt"/>
    </style:style>
    <style:style style:name="T84" style:family="text">
      <style:text-properties style:use-window-font-color="true" fo:font-size="14pt" fo:language="ru" fo:country="RU" officeooo:rsid="0073043c" style:font-size-asian="14pt" style:font-size-complex="14pt"/>
    </style:style>
    <style:style style:name="T85" style:family="text">
      <style:text-properties style:use-window-font-color="true" fo:font-size="14pt" fo:language="ru" fo:country="RU" officeooo:rsid="0074a4e6" style:font-size-asian="14pt" style:font-size-complex="14pt"/>
    </style:style>
    <style:style style:name="T86" style:family="text">
      <style:text-properties style:use-window-font-color="true" fo:font-size="14pt" fo:language="ru" fo:country="RU" officeooo:rsid="0080effa" style:font-size-asian="14pt" style:font-size-complex="14pt"/>
    </style:style>
    <style:style style:name="T87" style:family="text">
      <style:text-properties style:use-window-font-color="true" fo:font-size="14pt" fo:language="ru" fo:country="RU" officeooo:rsid="007f1156" style:font-size-asian="14pt" style:font-size-complex="14pt"/>
    </style:style>
    <style:style style:name="T88" style:family="text">
      <style:text-properties style:use-window-font-color="true" fo:font-size="14pt" fo:language="ru" fo:country="RU" officeooo:rsid="0082ecab" style:font-size-asian="14pt" style:font-size-complex="14pt"/>
    </style:style>
    <style:style style:name="T89" style:family="text">
      <style:text-properties style:use-window-font-color="true" fo:font-size="14pt" fo:language="ru" fo:country="RU" fo:background-color="#ffff00" loext:char-shading-value="0" style:font-size-asian="14pt" style:font-size-complex="14pt"/>
    </style:style>
    <style:style style:name="T90" style:family="text">
      <style:text-properties style:use-window-font-color="true" fo:font-size="14pt" fo:language="ru" fo:country="RU" officeooo:rsid="007f1156" fo:background-color="#ffff00" loext:char-shading-value="0" style:font-size-asian="14pt" style:font-size-complex="14pt"/>
    </style:style>
    <style:style style:name="T91" style:family="text">
      <style:text-properties style:use-window-font-color="true" fo:font-size="14pt" fo:language="ru" fo:country="RU" officeooo:rsid="007f1156" fo:background-color="#ffff00" loext:char-shading-value="0" style:font-size-asian="14pt" style:font-size-complex="14pt"/>
    </style:style>
    <style:style style:name="T92" style:family="text">
      <style:text-properties style:use-window-font-color="true" fo:font-size="14pt" fo:language="ru" fo:country="RU" fo:background-color="#00ffff" loext:char-shading-value="0" style:font-size-asian="14pt" style:font-size-complex="14pt"/>
    </style:style>
    <style:style style:name="T93" style:family="text">
      <style:text-properties style:use-window-font-color="true" fo:font-size="14pt" fo:language="ru" fo:country="RU" officeooo:rsid="0080effa" fo:background-color="#00ffff" loext:char-shading-value="0" style:font-size-asian="14pt" style:font-size-complex="14pt"/>
    </style:style>
    <style:style style:name="T94" style:family="text">
      <style:text-properties style:use-window-font-color="true" fo:font-size="14pt" fo:language="ru" fo:country="RU" fo:background-color="#00ffff" loext:char-shading-value="0" style:font-size-asian="14pt" style:font-size-complex="14pt"/>
    </style:style>
    <style:style style:name="T95" style:family="text">
      <style:text-properties style:use-window-font-color="true" fo:font-size="14pt" fo:language="ru" fo:country="RU" officeooo:rsid="007f1156" fo:background-color="#00ffff" loext:char-shading-value="0" style:font-size-asian="14pt" style:font-size-complex="14pt"/>
    </style:style>
    <style:style style:name="T96" style:family="text">
      <style:text-properties style:use-window-font-color="true" fo:font-size="14pt" fo:language="ru" fo:country="RU" officeooo:rsid="007f1156" fo:background-color="#00ffff" loext:char-shading-value="0" style:font-size-asian="14pt" style:font-size-complex="14pt"/>
    </style:style>
    <style:style style:name="T97" style:family="text">
      <style:text-properties style:use-window-font-color="true" fo:font-size="14pt" fo:language="ru" fo:country="RU" fo:background-color="transparent" loext:char-shading-value="0" style:font-size-asian="14pt" style:font-size-complex="14pt"/>
    </style:style>
    <style:style style:name="T98" style:family="text">
      <style:text-properties style:use-window-font-color="true" fo:font-size="14pt" fo:language="ru" fo:country="RU" officeooo:rsid="0082ecab" fo:background-color="transparent" loext:char-shading-value="0" style:font-size-asian="14pt" style:font-size-complex="14pt"/>
    </style:style>
    <style:style style:name="T99" style:family="text">
      <style:text-properties style:use-window-font-color="true" fo:font-size="14pt" fo:language="ru" fo:country="RU" fo:font-style="italic" fo:font-weight="normal" officeooo:rsid="0080eff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use-window-font-color="true" fo:font-size="14pt" fo:language="ru" fo:country="RU" fo:font-style="italic" fo:font-weight="normal" officeooo:rsid="008dc79b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use-window-font-color="true" fo:font-size="14pt" fo:language="ru" fo:country="RU" fo:font-style="italic" fo:font-weight="normal" officeooo:rsid="007f1156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use-window-font-color="true" fo:font-size="14pt" fo:language="ru" fo:country="RU" fo:font-style="italic" fo:font-weight="normal" officeooo:rsid="008e797c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use-window-font-color="true" fo:font-weight="normal" style:font-weight-asian="normal" style:font-weight-complex="normal"/>
    </style:style>
    <style:style style:name="T104" style:family="text">
      <style:text-properties style:use-window-font-color="true" fo:font-weight="normal" officeooo:rsid="004b2188" style:font-weight-asian="normal" style:font-weight-complex="normal"/>
    </style:style>
    <style:style style:name="T105" style:family="text">
      <style:text-properties officeooo:rsid="0024110e"/>
    </style:style>
    <style:style style:name="T106" style:family="text">
      <style:text-properties fo:color="#000000" fo:language="ru" fo:country="RU" officeooo:rsid="0024110e"/>
    </style:style>
    <style:style style:name="T107" style:family="text">
      <style:text-properties fo:color="#000000" fo:language="ru" fo:country="RU" officeooo:rsid="0028dce1"/>
    </style:style>
    <style:style style:name="T108" style:family="text">
      <style:text-properties fo:color="#000000" fo:language="ru" fo:country="RU" fo:font-weight="bold" officeooo:rsid="001c1c99" style:font-weight-asian="bold" style:font-weight-complex="bold"/>
    </style:style>
    <style:style style:name="T109" style:family="text">
      <style:text-properties fo:color="#000000" fo:language="ru" fo:country="RU" fo:font-weight="bold" officeooo:rsid="001da476" style:font-weight-asian="bold" style:font-weight-complex="bold"/>
    </style:style>
    <style:style style:name="T110" style:family="text">
      <style:text-properties fo:color="#000000" fo:language="ru" fo:country="RU" fo:font-weight="bold" officeooo:rsid="004ca510" style:font-weight-asian="bold" style:font-weight-complex="bold"/>
    </style:style>
    <style:style style:name="T111" style:family="text">
      <style:text-properties fo:color="#000000" fo:language="ru" fo:country="RU" fo:font-weight="bold" officeooo:rsid="0024110e" style:font-weight-asian="bold" style:font-weight-complex="bold"/>
    </style:style>
    <style:style style:name="T112" style:family="text">
      <style:text-properties fo:color="#000000" fo:language="ru" fo:country="RU" fo:font-weight="bold" officeooo:rsid="00656415" style:font-weight-asian="bold" style:font-weight-complex="bold"/>
    </style:style>
    <style:style style:name="T113" style:family="text">
      <style:text-properties fo:color="#000000" fo:language="ru" fo:country="RU" fo:font-weight="bold" officeooo:rsid="003424f7" style:font-weight-asian="bold" style:font-weight-complex="bold"/>
    </style:style>
    <style:style style:name="T114" style:family="text">
      <style:text-properties fo:color="#000000" fo:language="ru" fo:country="RU" fo:font-weight="normal" officeooo:rsid="004ca510" style:font-weight-asian="normal" style:font-weight-complex="normal"/>
    </style:style>
    <style:style style:name="T115" style:family="text">
      <style:text-properties fo:color="#000000" fo:language="ru" fo:country="RU" fo:font-weight="normal" officeooo:rsid="001c1c99" style:font-weight-asian="normal" style:font-weight-complex="normal"/>
    </style:style>
    <style:style style:name="T116" style:family="text">
      <style:text-properties fo:color="#000000" fo:language="ru" fo:country="RU" fo:font-weight="normal" officeooo:rsid="006ce577" style:font-weight-asian="normal" style:font-weight-complex="normal"/>
    </style:style>
    <style:style style:name="T117" style:family="text">
      <style:text-properties fo:color="#000000" fo:language="ru" fo:country="RU" fo:font-weight="normal" officeooo:rsid="00656415" style:font-weight-asian="normal" style:font-weight-complex="normal"/>
    </style:style>
    <style:style style:name="T118" style:family="text">
      <style:text-properties fo:color="#000000" fo:language="ru" fo:country="RU" officeooo:rsid="0028730f"/>
    </style:style>
    <style:style style:name="T119" style:family="text">
      <style:text-properties fo:color="#000000" fo:font-size="14pt" fo:language="ru" fo:country="RU" fo:font-weight="bold" officeooo:rsid="001c1c99" style:font-size-asian="14pt" style:font-weight-asian="bold" style:font-size-complex="14pt" style:font-weight-complex="bold"/>
    </style:style>
    <style:style style:name="T120" style:family="text">
      <style:text-properties fo:color="#000000" fo:font-size="14pt" fo:language="ru" fo:country="RU" fo:font-weight="bold" officeooo:rsid="00464db3" style:font-size-asian="14pt" style:font-weight-asian="bold" style:font-size-complex="14pt" style:font-weight-complex="bold"/>
    </style:style>
    <style:style style:name="T121" style:family="text">
      <style:text-properties fo:color="#000000" fo:font-size="14pt" fo:language="ru" fo:country="RU" fo:font-weight="bold" officeooo:rsid="0048267e" style:font-size-asian="14pt" style:font-weight-asian="bold" style:font-size-complex="14pt" style:font-weight-complex="bold"/>
    </style:style>
    <style:style style:name="T122" style:family="text">
      <style:text-properties fo:color="#000000" fo:font-size="14pt" fo:language="ru" fo:country="RU" fo:font-weight="bold" officeooo:rsid="001da476" style:font-size-asian="14pt" style:font-weight-asian="bold" style:font-size-complex="14pt" style:font-weight-complex="bold"/>
    </style:style>
    <style:style style:name="T123" style:family="text">
      <style:text-properties fo:color="#000000" fo:font-size="14pt" fo:language="ru" fo:country="RU" fo:font-weight="bold" officeooo:rsid="0049b012" style:font-size-asian="14pt" style:font-weight-asian="bold" style:font-size-complex="14pt" style:font-weight-complex="bold"/>
    </style:style>
    <style:style style:name="T124" style:family="text">
      <style:text-properties fo:color="#000000" fo:font-size="14pt" fo:language="ru" fo:country="RU" fo:font-weight="bold" officeooo:rsid="001d311f" style:font-size-asian="14pt" style:font-weight-asian="bold" style:font-size-complex="14pt" style:font-weight-complex="bold"/>
    </style:style>
    <style:style style:name="T125" style:family="text">
      <style:text-properties fo:color="#000000" fo:font-size="14pt" fo:language="ru" fo:country="RU" fo:font-weight="bold" officeooo:rsid="004c8abe" style:font-size-asian="14pt" style:font-weight-asian="bold" style:font-size-complex="14pt" style:font-weight-complex="bold"/>
    </style:style>
    <style:style style:name="T126" style:family="text">
      <style:text-properties fo:color="#000000" fo:font-size="14pt" fo:language="ru" fo:country="RU" fo:font-weight="bold" officeooo:rsid="00656415" style:font-size-asian="14pt" style:font-weight-asian="bold" style:font-size-complex="14pt" style:font-weight-complex="bold"/>
    </style:style>
    <style:style style:name="T127" style:family="text">
      <style:text-properties fo:color="#000000" fo:font-size="14pt" fo:language="ru" fo:country="RU" fo:font-weight="normal" officeooo:rsid="0048267e" style:font-size-asian="14pt" style:font-weight-asian="normal" style:font-size-complex="14pt" style:font-weight-complex="normal"/>
    </style:style>
    <style:style style:name="T128" style:family="text">
      <style:text-properties fo:color="#000000" fo:font-size="14pt" fo:language="ru" fo:country="RU" fo:font-weight="normal" officeooo:rsid="0049b012" style:font-size-asian="14pt" style:font-weight-asian="normal" style:font-size-complex="14pt" style:font-weight-complex="normal"/>
    </style:style>
    <style:style style:name="T129" style:family="text">
      <style:text-properties fo:color="#000000" fo:font-size="14pt" fo:language="ru" fo:country="RU" fo:font-weight="normal" officeooo:rsid="004c8abe" style:font-size-asian="14pt" style:font-weight-asian="normal" style:font-size-complex="14pt" style:font-weight-complex="normal"/>
    </style:style>
    <style:style style:name="T130" style:family="text">
      <style:text-properties fo:color="#c9211e" fo:font-size="14pt" fo:language="ru" fo:country="RU" fo:font-weight="bold" officeooo:rsid="00307d65" fo:background-color="transparent" loext:char-shading-value="0" style:font-size-asian="14pt" style:font-weight-asian="bold" style:font-size-complex="14pt" style:font-weight-complex="bold"/>
    </style:style>
    <style:style style:name="T131" style:family="text">
      <style:text-properties fo:color="#c9211e" fo:font-size="14pt" fo:language="ru" fo:country="RU" fo:font-style="italic" fo:font-weight="bold" officeooo:rsid="00307d65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132" style:family="text">
      <style:text-properties fo:color="#0000ff"/>
    </style:style>
    <style:style style:name="T133" style:family="text">
      <style:text-properties fo:color="#0000ff" fo:language="ru" fo:country="RU"/>
    </style:style>
    <style:style style:name="T134" style:family="text">
      <style:text-properties fo:color="#0000ff" fo:language="ru" fo:country="RU" officeooo:rsid="0024110e"/>
    </style:style>
    <style:style style:name="T135" style:family="text">
      <style:text-properties fo:color="#0000ff" fo:language="ru" fo:country="RU" fo:font-weight="bold" style:font-weight-asian="bold" style:font-weight-complex="bold"/>
    </style:style>
    <style:style style:name="T136" style:family="text">
      <style:text-properties fo:color="#0000ff" fo:language="ru" fo:country="RU" fo:font-weight="bold" officeooo:rsid="001d311f" style:font-weight-asian="bold" style:font-weight-complex="bold"/>
    </style:style>
    <style:style style:name="T137" style:family="text">
      <style:text-properties fo:color="#0000ff" fo:language="ru" fo:country="RU" fo:font-weight="bold" officeooo:rsid="001da476" style:font-weight-asian="bold" style:font-weight-complex="bold"/>
    </style:style>
    <style:style style:name="T138" style:family="text">
      <style:text-properties fo:color="#0000ff" fo:language="ru" fo:country="RU" fo:font-weight="bold" officeooo:rsid="001c1c99" style:font-weight-asian="bold" style:font-weight-complex="bold"/>
    </style:style>
    <style:style style:name="T139" style:family="text">
      <style:text-properties fo:color="#0000ff" fo:language="ru" fo:country="RU" fo:font-weight="bold" officeooo:rsid="0024110e" style:font-weight-asian="bold" style:font-weight-complex="bold"/>
    </style:style>
    <style:style style:name="T140" style:family="text">
      <style:text-properties fo:color="#0000ff" fo:language="ru" fo:country="RU" fo:font-weight="bold" officeooo:rsid="002648ac" style:font-weight-asian="bold" style:font-weight-complex="bold"/>
    </style:style>
    <style:style style:name="T141" style:family="text">
      <style:text-properties fo:color="#0000ff" fo:language="ru" fo:country="RU" fo:font-weight="bold" officeooo:rsid="0050f196" style:font-weight-asian="bold" style:font-weight-complex="bold"/>
    </style:style>
    <style:style style:name="T142" style:family="text">
      <style:text-properties fo:color="#0000ff" fo:language="ru" fo:country="RU" fo:font-weight="bold" officeooo:rsid="0028dce1" style:font-weight-asian="bold" style:font-weight-complex="bold"/>
    </style:style>
    <style:style style:name="T143" style:family="text">
      <style:text-properties fo:color="#0000ff" fo:language="ru" fo:country="RU" fo:font-weight="bold" officeooo:rsid="002a756b" style:font-weight-asian="bold" style:font-weight-complex="bold"/>
    </style:style>
    <style:style style:name="T144" style:family="text">
      <style:text-properties fo:color="#0000ff" fo:language="ru" fo:country="RU" fo:font-weight="bold" officeooo:rsid="002c44dd" style:font-weight-asian="bold" style:font-weight-complex="bold"/>
    </style:style>
    <style:style style:name="T145" style:family="text">
      <style:text-properties fo:color="#0000ff" fo:language="ru" fo:country="RU" fo:font-weight="bold" officeooo:rsid="003ff5a2" style:font-weight-asian="bold" style:font-weight-complex="bold"/>
    </style:style>
    <style:style style:name="T146" style:family="text">
      <style:text-properties fo:color="#0000ff" fo:language="ru" fo:country="RU" fo:font-weight="bold" officeooo:rsid="003424f7" style:font-weight-asian="bold" style:font-weight-complex="bold"/>
    </style:style>
    <style:style style:name="T147" style:family="text">
      <style:text-properties fo:color="#0000ff" fo:language="ru" fo:country="RU" fo:font-weight="bold" officeooo:rsid="001da476" fo:background-color="transparent" loext:char-shading-value="0" style:font-weight-asian="bold" style:font-weight-complex="bold"/>
    </style:style>
    <style:style style:name="T148" style:family="text">
      <style:text-properties fo:color="#0000ff" fo:font-size="14pt" fo:language="ru" fo:country="RU" fo:font-weight="bold" officeooo:rsid="001c1c99" style:font-size-asian="14pt" style:font-weight-asian="bold" style:font-size-complex="14pt" style:font-weight-complex="bold"/>
    </style:style>
    <style:style style:name="T149" style:family="text">
      <style:text-properties fo:color="#0000ff" fo:font-size="14pt" fo:language="ru" fo:country="RU" fo:font-weight="bold" officeooo:rsid="001da476" style:font-size-asian="14pt" style:font-weight-asian="bold" style:font-size-complex="14pt" style:font-weight-complex="bold"/>
    </style:style>
    <style:style style:name="T150" style:family="text">
      <style:text-properties fo:color="#0000ff" fo:font-size="14pt" fo:language="ru" fo:country="RU" fo:font-weight="bold" officeooo:rsid="00464db3" style:font-size-asian="14pt" style:font-weight-asian="bold" style:font-size-complex="14pt" style:font-weight-complex="bold"/>
    </style:style>
    <style:style style:name="T151" style:family="text">
      <style:text-properties fo:color="#0000ff" fo:font-size="14pt" fo:language="ru" fo:country="RU" fo:font-weight="bold" officeooo:rsid="0049b012" style:font-size-asian="14pt" style:font-weight-asian="bold" style:font-size-complex="14pt" style:font-weight-complex="bold"/>
    </style:style>
    <style:style style:name="T152" style:family="text">
      <style:text-properties fo:color="#0000ff" fo:font-size="14pt" fo:language="ru" fo:country="RU" fo:font-weight="bold" officeooo:rsid="0024110e" style:font-size-asian="14pt" style:font-weight-asian="bold" style:font-size-complex="14pt" style:font-weight-complex="bold"/>
    </style:style>
    <style:style style:name="T153" style:family="text">
      <style:text-properties fo:color="#0000ff" fo:font-size="14pt" fo:language="ru" fo:country="RU" fo:font-weight="bold" officeooo:rsid="0050f196" style:font-size-asian="14pt" style:font-weight-asian="bold" style:font-size-complex="14pt" style:font-weight-complex="bold"/>
    </style:style>
    <style:style style:name="T154" style:family="text">
      <style:text-properties fo:color="#0000ff" fo:font-size="14pt" fo:language="ru" fo:country="RU" fo:font-weight="bold" officeooo:rsid="002a756b" style:font-size-asian="14pt" style:font-weight-asian="bold" style:font-size-complex="14pt" style:font-weight-complex="bold"/>
    </style:style>
    <style:style style:name="T155" style:family="text">
      <style:text-properties fo:color="#0000ff" fo:font-size="14pt" fo:language="ru" fo:country="RU" fo:font-weight="bold" officeooo:rsid="002c44dd" style:font-size-asian="14pt" style:font-weight-asian="bold" style:font-size-complex="14pt" style:font-weight-complex="bold"/>
    </style:style>
    <style:style style:name="T156" style:family="text">
      <style:text-properties fo:color="#0000ff" fo:font-size="14pt" fo:language="ru" fo:country="RU" fo:font-weight="bold" officeooo:rsid="00307d65" style:font-size-asian="14pt" style:font-weight-asian="bold" style:font-size-complex="14pt" style:font-weight-complex="bold"/>
    </style:style>
    <style:style style:name="T157" style:family="text">
      <style:text-properties fo:color="#0000ff" fo:font-size="14pt" fo:language="ru" fo:country="RU" fo:font-weight="bold" officeooo:rsid="003424f7" style:font-size-asian="14pt" style:font-weight-asian="bold" style:font-size-complex="14pt" style:font-weight-complex="bold"/>
    </style:style>
    <style:style style:name="T158" style:family="text">
      <style:text-properties fo:color="#0000ff" fo:font-size="14pt" fo:language="ru" fo:country="RU" fo:font-weight="bold" officeooo:rsid="00307d65" fo:background-color="transparent" loext:char-shading-value="0" style:font-size-asian="14pt" style:font-weight-asian="bold" style:font-size-complex="14pt" style:font-weight-complex="bold"/>
    </style:style>
    <style:style style:name="T159" style:family="text">
      <style:text-properties fo:color="#0000ff" fo:font-size="14pt" fo:language="ru" fo:country="RU" fo:font-style="normal" fo:font-weight="bold" officeooo:rsid="00307d65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0" style:family="text">
      <style:text-properties fo:color="#0000ff" fo:font-size="14pt" fo:language="ru" fo:country="RU" fo:font-style="normal" fo:font-weight="bold" officeooo:rsid="00307d65" style:font-size-asian="14pt" style:font-style-asian="normal" style:font-weight-asian="bold" style:font-size-complex="14pt" style:font-style-complex="normal" style:font-weight-complex="bold"/>
    </style:style>
    <style:style style:name="T161" style:family="text">
      <style:text-properties fo:color="#0000ff" fo:font-weight="bold" style:font-weight-asian="bold" style:font-weight-complex="bold"/>
    </style:style>
    <style:style style:name="T162" style:family="text">
      <style:text-properties fo:color="#0000ff" officeooo:rsid="0073a651"/>
    </style:style>
    <style:style style:name="T163" style:family="text">
      <style:text-properties fo:color="#0000ff" fo:font-weight="normal" style:font-weight-asian="normal" style:font-weight-complex="normal"/>
    </style:style>
    <style:style style:name="T164" style:family="text">
      <style:text-properties fo:color="#0000ff" fo:font-weight="normal" officeooo:rsid="0073a651" style:font-weight-asian="normal" style:font-weight-complex="normal"/>
    </style:style>
    <style:style style:name="T165" style:family="text">
      <style:text-properties fo:color="#0000ff" fo:font-weight="normal" officeooo:rsid="0074a4e6" style:font-weight-asian="normal" style:font-weight-complex="normal"/>
    </style:style>
    <style:style style:name="T166" style:family="text">
      <style:text-properties fo:color="#0000ff" officeooo:rsid="0074a4e6"/>
    </style:style>
    <style:style style:name="T167" style:family="text">
      <style:text-properties fo:color="#0000dc" fo:font-weight="bold" style:font-weight-asian="bold" style:font-weight-complex="bold"/>
    </style:style>
    <style:style style:name="T168" style:family="text">
      <style:text-properties fo:color="#0000dc" fo:language="ru" fo:country="RU" fo:font-weight="bold" officeooo:rsid="001da476" style:font-weight-asian="bold" style:font-weight-complex="bold"/>
    </style:style>
    <style:style style:name="T169" style:family="text">
      <style:text-properties fo:color="#0000dc" fo:language="ru" fo:country="RU" fo:font-weight="bold" officeooo:rsid="0024110e" style:font-weight-asian="bold" style:font-weight-complex="bold"/>
    </style:style>
    <style:style style:name="T170" style:family="text">
      <style:text-properties fo:color="#0000dc" fo:language="ru" fo:country="RU" fo:font-weight="bold" officeooo:rsid="0028730f" style:font-weight-asian="bold" style:font-weight-complex="bold"/>
    </style:style>
    <style:style style:name="T171" style:family="text">
      <style:text-properties fo:color="#0000dc" fo:language="ru" fo:country="RU" fo:font-weight="bold" officeooo:rsid="00259b8a" style:font-weight-asian="bold" style:font-weight-complex="bold"/>
    </style:style>
    <style:style style:name="T172" style:family="text">
      <style:text-properties fo:color="#0000dc" fo:language="ru" fo:country="RU" fo:font-weight="bold" officeooo:rsid="002805af" style:font-weight-asian="bold" style:font-weight-complex="bold"/>
    </style:style>
    <style:style style:name="T173" style:family="text">
      <style:text-properties fo:color="#0000dc" fo:font-size="14pt" fo:language="ru" fo:country="RU" fo:font-weight="bold" style:font-size-asian="14pt" style:font-weight-asian="bold" style:font-size-complex="14pt" style:font-weight-complex="bold"/>
    </style:style>
    <style:style style:name="T174" style:family="text">
      <style:text-properties fo:color="#0000dc" fo:font-size="14pt" fo:language="ru" fo:country="RU" fo:font-weight="bold" officeooo:rsid="001da476" style:font-size-asian="14pt" style:font-weight-asian="bold" style:font-size-complex="14pt" style:font-weight-complex="bold"/>
    </style:style>
    <style:style style:name="T175" style:family="text">
      <style:text-properties fo:color="#0000dc" fo:font-size="14pt" fo:language="ru" fo:country="RU" fo:font-weight="bold" officeooo:rsid="004c8abe" style:font-size-asian="14pt" style:font-weight-asian="bold" style:font-size-complex="14pt" style:font-weight-complex="bold"/>
    </style:style>
    <style:style style:name="T176" style:family="text">
      <style:text-properties fo:color="#0000dc" fo:font-size="14pt" fo:language="ru" fo:country="RU" fo:font-weight="bold" officeooo:rsid="0024110e" style:font-size-asian="14pt" style:font-weight-asian="bold" style:font-size-complex="14pt" style:font-weight-complex="bold"/>
    </style:style>
    <style:style style:name="T177" style:family="text">
      <style:text-properties fo:color="#0000dc" fo:font-size="14pt" fo:language="ru" fo:country="RU" fo:font-weight="bold" officeooo:rsid="005703e4" style:font-size-asian="14pt" style:font-weight-asian="bold" style:font-size-complex="14pt" style:font-weight-complex="bold"/>
    </style:style>
    <style:style style:name="T178" style:family="text">
      <style:text-properties fo:color="#0000dc" fo:font-size="14pt" fo:language="ru" fo:country="RU" fo:font-weight="bold" officeooo:rsid="0055be6c" style:font-size-asian="14pt" style:font-weight-asian="bold" style:font-size-complex="14pt" style:font-weight-complex="bold"/>
    </style:style>
    <style:style style:name="T179" style:family="text">
      <style:text-properties fo:color="#0000dc" fo:font-size="14pt" fo:language="ru" fo:country="RU" fo:font-weight="bold" officeooo:rsid="008a1600" style:font-size-asian="14pt" style:font-weight-asian="bold" style:font-size-complex="14pt" style:font-weight-complex="bold"/>
    </style:style>
    <style:style style:name="T180" style:family="text">
      <style:text-properties fo:color="#0000dc" fo:font-size="14pt" fo:language="ru" fo:country="RU" fo:font-weight="bold" officeooo:rsid="0080effa" style:font-size-asian="14pt" style:font-weight-asian="bold" style:font-size-complex="14pt" style:font-weight-complex="bold"/>
    </style:style>
    <style:style style:name="T181" style:family="text">
      <style:text-properties fo:color="#0000dc" fo:font-size="14pt" fo:language="ru" fo:country="RU" fo:font-weight="bold" officeooo:rsid="008a8111" style:font-size-asian="14pt" style:font-weight-asian="bold" style:font-size-complex="14pt" style:font-weight-complex="bold"/>
    </style:style>
    <style:style style:name="T182" style:family="text">
      <style:text-properties fo:color="#0000dc" fo:font-size="14pt" fo:language="ru" fo:country="RU" fo:font-weight="bold" officeooo:rsid="008e797c" style:font-size-asian="14pt" style:font-weight-asian="bold" style:font-size-complex="14pt" style:font-weight-complex="bold"/>
    </style:style>
    <style:style style:name="T183" style:family="text">
      <style:text-properties fo:color="#0000dc" fo:font-size="14pt" fo:language="ru" fo:country="RU" fo:font-weight="bold" officeooo:rsid="0082ecab" style:font-size-asian="14pt" style:font-weight-asian="bold" style:font-size-complex="14pt" style:font-weight-complex="bold"/>
    </style:style>
    <style:style style:name="T184" style:family="text">
      <style:text-properties fo:color="#0000dc" fo:font-size="14pt" fo:language="ru" fo:country="RU" fo:font-weight="bold" officeooo:rsid="0080effa" fo:background-color="transparent" loext:char-shading-value="0" style:font-size-asian="14pt" style:font-weight-asian="bold" style:font-size-complex="14pt" style:font-weight-complex="bold"/>
    </style:style>
    <style:style style:name="T185" style:family="text">
      <style:text-properties fo:color="#0000dc" fo:font-size="14pt" fo:language="ru" fo:country="RU" fo:font-weight="bold" officeooo:rsid="008a1600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color="#0000dc" fo:font-size="14pt" fo:language="ru" fo:country="RU" fo:font-weight="bold" officeooo:rsid="008a8111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color="#0000dc" fo:font-size="14pt" fo:language="ru" fo:country="RU" fo:font-weight="bold" officeooo:rsid="008dc79b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color="#0000dc" fo:font-size="14pt" fo:language="ru" fo:country="RU" fo:font-weight="bold" fo:background-color="transparent" loext:char-shading-value="0" style:font-size-asian="14pt" style:font-weight-asian="bold" style:font-size-complex="14pt" style:font-weight-complex="bold"/>
    </style:style>
    <style:style style:name="T189" style:family="text">
      <style:text-properties fo:color="#0000dc" fo:font-size="14pt" fo:language="ru" fo:country="RU" officeooo:rsid="008e797c" style:font-size-asian="14pt" style:font-size-complex="14pt"/>
    </style:style>
    <style:style style:name="T190" style:family="text">
      <style:text-properties fo:color="#0000dc" fo:font-size="14pt" fo:language="ru" fo:country="RU" fo:font-weight="normal" fo:background-color="transparent" loext:char-shading-value="0" style:font-size-asian="14pt" style:font-weight-asian="normal" style:font-size-complex="14pt" style:font-weight-complex="normal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officeooo:rsid="0024110e" style:font-weight-asian="bold" style:font-weight-complex="bold"/>
    </style:style>
    <style:style style:name="T193" style:family="text">
      <style:text-properties fo:font-size="14pt" fo:language="ru" fo:country="RU" style:font-size-asian="14pt" style:font-size-complex="14pt"/>
    </style:style>
    <style:style style:name="T194" style:family="text">
      <style:text-properties fo:font-size="14pt" fo:language="ru" fo:country="RU" officeooo:rsid="001c1c99" style:font-size-asian="14pt" style:font-size-complex="14pt"/>
    </style:style>
    <style:style style:name="T195" style:family="text">
      <style:text-properties fo:font-size="14pt" fo:language="ru" fo:country="RU" officeooo:rsid="0043e4d5" style:font-size-asian="14pt" style:font-size-complex="14pt"/>
    </style:style>
    <style:style style:name="T196" style:family="text">
      <style:text-properties fo:font-size="14pt" fo:language="ru" fo:country="RU" officeooo:rsid="0024110e" style:font-size-asian="14pt" style:font-size-complex="14pt"/>
    </style:style>
    <style:style style:name="T197" style:family="text">
      <style:text-properties fo:font-size="14pt" fo:language="ru" fo:country="RU" officeooo:rsid="00307d65" style:font-size-asian="14pt" style:font-size-complex="14pt"/>
    </style:style>
    <style:style style:name="T198" style:family="text">
      <style:text-properties fo:font-size="14pt" fo:language="ru" fo:country="RU" officeooo:rsid="00607906" style:font-size-asian="14pt" style:font-size-complex="14pt"/>
    </style:style>
    <style:style style:name="T199" style:family="text">
      <style:text-properties fo:font-size="14pt" fo:language="ru" fo:country="RU" officeooo:rsid="003424f7" style:font-size-asian="14pt" style:font-size-complex="14pt"/>
    </style:style>
    <style:style style:name="T200" style:family="text">
      <style:text-properties fo:font-size="14pt" fo:language="ru" fo:country="RU" officeooo:rsid="00651a2f" style:font-size-asian="14pt" style:font-size-complex="14pt"/>
    </style:style>
    <style:style style:name="T201" style:family="text">
      <style:text-properties fo:font-size="14pt" fo:language="ru" fo:country="RU" officeooo:rsid="00638524" style:font-size-asian="14pt" style:font-size-complex="14pt"/>
    </style:style>
    <style:style style:name="T202" style:family="text">
      <style:text-properties fo:font-size="14pt" fo:language="ru" fo:country="RU" officeooo:rsid="00656415" style:font-size-asian="14pt" style:font-size-complex="14pt"/>
    </style:style>
    <style:style style:name="T203" style:family="text">
      <style:text-properties fo:font-size="14pt" fo:language="ru" fo:country="RU" officeooo:rsid="0082ecab" style:font-size-asian="14pt" style:font-size-complex="14pt"/>
    </style:style>
    <style:style style:name="T204" style:family="text">
      <style:text-properties fo:font-size="14pt" fo:language="ru" fo:country="RU" officeooo:rsid="007f1156" style:font-size-asian="14pt" style:font-size-complex="14pt"/>
    </style:style>
    <style:style style:name="T205" style:family="text">
      <style:text-properties fo:font-size="14pt" fo:language="ru" fo:country="RU" officeooo:rsid="008a8111" style:font-size-asian="14pt" style:font-size-complex="14pt"/>
    </style:style>
    <style:style style:name="T206" style:family="text">
      <style:text-properties fo:font-size="14pt" fo:language="ru" fo:country="RU" officeooo:rsid="0092d700" style:font-size-asian="14pt" style:font-size-complex="14pt"/>
    </style:style>
    <style:style style:name="T20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08" style:family="text">
      <style:text-properties fo:font-size="14pt" fo:language="ru" fo:country="RU" fo:font-weight="bold" officeooo:rsid="001c1c99" style:font-size-asian="14pt" style:font-weight-asian="bold" style:font-size-complex="14pt" style:font-weight-complex="bold"/>
    </style:style>
    <style:style style:name="T209" style:family="text">
      <style:text-properties fo:font-size="14pt" fo:language="ru" fo:country="RU" fo:font-weight="bold" officeooo:rsid="0043e4d5" style:font-size-asian="14pt" style:font-weight-asian="bold" style:font-size-complex="14pt" style:font-weight-complex="bold"/>
    </style:style>
    <style:style style:name="T210" style:family="text">
      <style:text-properties fo:font-size="14pt" fo:language="ru" fo:country="RU" fo:font-weight="bold" officeooo:rsid="001da476" style:font-size-asian="14pt" style:font-weight-asian="bold" style:font-size-complex="14pt" style:font-weight-complex="bold"/>
    </style:style>
    <style:style style:name="T211" style:family="text">
      <style:text-properties fo:font-size="14pt" fo:language="ru" fo:country="RU" fo:font-weight="bold" officeooo:rsid="0050f196" style:font-size-asian="14pt" style:font-weight-asian="bold" style:font-size-complex="14pt" style:font-weight-complex="bold"/>
    </style:style>
    <style:style style:name="T212" style:family="text">
      <style:text-properties fo:font-size="14pt" fo:language="ru" fo:country="RU" fo:font-weight="bold" officeooo:rsid="0024110e" style:font-size-asian="14pt" style:font-weight-asian="bold" style:font-size-complex="14pt" style:font-weight-complex="bold"/>
    </style:style>
    <style:style style:name="T213" style:family="text">
      <style:text-properties fo:font-size="14pt" fo:language="ru" fo:country="RU" fo:font-weight="bold" officeooo:rsid="005703e4" style:font-size-asian="14pt" style:font-weight-asian="bold" style:font-size-complex="14pt" style:font-weight-complex="bold"/>
    </style:style>
    <style:style style:name="T214" style:family="text">
      <style:text-properties fo:font-size="14pt" fo:language="ru" fo:country="RU" fo:font-weight="bold" officeooo:rsid="00596659" style:font-size-asian="14pt" style:font-weight-asian="bold" style:font-size-complex="14pt" style:font-weight-complex="bold"/>
    </style:style>
    <style:style style:name="T215" style:family="text">
      <style:text-properties fo:font-size="14pt" fo:language="ru" fo:country="RU" fo:font-weight="bold" officeooo:rsid="00259b8a" style:font-size-asian="14pt" style:font-weight-asian="bold" style:font-size-complex="14pt" style:font-weight-complex="bold"/>
    </style:style>
    <style:style style:name="T216" style:family="text">
      <style:text-properties fo:font-size="14pt" fo:language="ru" fo:country="RU" fo:font-weight="bold" officeooo:rsid="00579624" style:font-size-asian="14pt" style:font-weight-asian="bold" style:font-size-complex="14pt" style:font-weight-complex="bold"/>
    </style:style>
    <style:style style:name="T217" style:family="text">
      <style:text-properties fo:font-size="14pt" fo:language="ru" fo:country="RU" fo:font-weight="bold" officeooo:rsid="002a756b" style:font-size-asian="14pt" style:font-weight-asian="bold" style:font-size-complex="14pt" style:font-weight-complex="bold"/>
    </style:style>
    <style:style style:name="T218" style:family="text">
      <style:text-properties fo:font-size="14pt" fo:language="ru" fo:country="RU" fo:font-weight="bold" officeooo:rsid="002c44dd" style:font-size-asian="14pt" style:font-weight-asian="bold" style:font-size-complex="14pt" style:font-weight-complex="bold"/>
    </style:style>
    <style:style style:name="T219" style:family="text">
      <style:text-properties fo:font-size="14pt" fo:language="ru" fo:country="RU" fo:font-weight="bold" officeooo:rsid="001d311f" style:font-size-asian="14pt" style:font-weight-asian="bold" style:font-size-complex="14pt" style:font-weight-complex="bold"/>
    </style:style>
    <style:style style:name="T220" style:family="text">
      <style:text-properties fo:font-size="14pt" fo:language="ru" fo:country="RU" fo:font-weight="bold" officeooo:rsid="003424f7" style:font-size-asian="14pt" style:font-weight-asian="bold" style:font-size-complex="14pt" style:font-weight-complex="bold"/>
    </style:style>
    <style:style style:name="T221" style:family="text">
      <style:text-properties fo:font-size="14pt" fo:language="ru" fo:country="RU" fo:font-weight="bold" officeooo:rsid="00656415" style:font-size-asian="14pt" style:font-weight-asian="bold" style:font-size-complex="14pt" style:font-weight-complex="bold"/>
    </style:style>
    <style:style style:name="T222" style:family="text">
      <style:text-properties fo:font-size="14pt" fo:language="ru" fo:country="RU" fo:font-weight="bold" officeooo:rsid="0082ecab" style:font-size-asian="14pt" style:font-weight-asian="bold" style:font-size-complex="14pt" style:font-weight-complex="bold"/>
    </style:style>
    <style:style style:name="T223" style:family="text">
      <style:text-properties fo:font-size="14pt" fo:language="ru" fo:country="RU" fo:font-weight="bold" officeooo:rsid="007f1156" style:font-size-asian="14pt" style:font-weight-asian="bold" style:font-size-complex="14pt" style:font-weight-complex="bold"/>
    </style:style>
    <style:style style:name="T224" style:family="text">
      <style:text-properties fo:font-size="14pt" fo:language="ru" fo:country="RU" fo:font-weight="bold" officeooo:rsid="0080effa" style:font-size-asian="14pt" style:font-weight-asian="bold" style:font-size-complex="14pt" style:font-weight-complex="bold"/>
    </style:style>
    <style:style style:name="T225" style:family="text">
      <style:text-properties fo:font-size="14pt" fo:language="ru" fo:country="RU" fo:font-weight="normal" officeooo:rsid="001c1c99" style:font-size-asian="14pt" style:font-weight-asian="normal" style:font-size-complex="14pt" style:font-weight-complex="normal"/>
    </style:style>
    <style:style style:name="T226" style:family="text">
      <style:text-properties fo:font-size="14pt" fo:language="ru" fo:country="RU" fo:font-weight="normal" officeooo:rsid="0043e4d5" style:font-size-asian="14pt" style:font-weight-asian="normal" style:font-size-complex="14pt" style:font-weight-complex="normal"/>
    </style:style>
    <style:style style:name="T227" style:family="text">
      <style:text-properties fo:font-size="14pt" fo:language="ru" fo:country="RU" fo:font-weight="normal" officeooo:rsid="00579624" style:font-size-asian="14pt" style:font-weight-asian="normal" style:font-size-complex="14pt" style:font-weight-complex="normal"/>
    </style:style>
    <style:style style:name="T228" style:family="text">
      <style:text-properties fo:font-size="14pt" fo:language="ru" fo:country="RU" fo:font-weight="normal" officeooo:rsid="00259b8a" style:font-size-asian="14pt" style:font-weight-asian="normal" style:font-size-complex="14pt" style:font-weight-complex="normal"/>
    </style:style>
    <style:style style:name="T229" style:family="text">
      <style:text-properties fo:font-size="14pt" fo:language="ru" fo:country="RU" fo:font-weight="normal" officeooo:rsid="002c44dd" style:font-size-asian="14pt" style:font-weight-asian="normal" style:font-size-complex="14pt" style:font-weight-complex="normal"/>
    </style:style>
    <style:style style:name="T230" style:family="text">
      <style:text-properties fo:font-size="14pt" fo:language="ru" fo:country="RU" fo:font-weight="normal" officeooo:rsid="005e5cda" style:font-size-asian="14pt" style:font-weight-asian="normal" style:font-size-complex="14pt" style:font-weight-complex="normal"/>
    </style:style>
    <style:style style:name="T231" style:family="text">
      <style:text-properties fo:font-size="14pt" fo:language="ru" fo:country="RU" fo:font-weight="normal" officeooo:rsid="00656415" style:font-size-asian="14pt" style:font-weight-asian="normal" style:font-size-complex="14pt" style:font-weight-complex="normal"/>
    </style:style>
    <style:style style:name="T232" style:family="text">
      <style:text-properties fo:font-size="14pt" fo:language="ru" fo:country="RU" fo:font-style="italic" officeooo:rsid="00307d65" style:font-size-asian="14pt" style:font-style-asian="italic" style:font-size-complex="14pt" style:font-style-complex="italic"/>
    </style:style>
    <style:style style:name="T233" style:family="text">
      <style:text-properties fo:font-size="14pt" fo:language="ru" fo:country="RU" fo:font-style="italic" officeooo:rsid="00607906" style:font-size-asian="14pt" style:font-style-asian="italic" style:font-size-complex="14pt" style:font-style-complex="italic"/>
    </style:style>
    <style:style style:name="T234" style:family="text">
      <style:text-properties fo:font-size="14pt" fo:language="ru" fo:country="RU" fo:font-style="italic" officeooo:rsid="0024110e" style:font-size-asian="14pt" style:font-style-asian="italic" style:font-size-complex="14pt" style:font-style-complex="italic"/>
    </style:style>
    <style:style style:name="T235" style:family="text">
      <style:text-properties fo:font-size="14pt" fo:language="ru" fo:country="RU" fo:font-style="italic" officeooo:rsid="0062f99f" style:font-size-asian="14pt" style:font-style-asian="italic" style:font-size-complex="14pt" style:font-style-complex="italic"/>
    </style:style>
    <style:style style:name="T236" style:family="text">
      <style:text-properties fo:font-size="14pt" fo:language="ru" fo:country="RU" fo:font-style="italic" fo:font-weight="bold" officeooo:rsid="0024110e" style:font-size-asian="14pt" style:font-style-asian="italic" style:font-weight-asian="bold" style:font-size-complex="14pt" style:font-style-complex="italic" style:font-weight-complex="bold"/>
    </style:style>
    <style:style style:name="T237" style:family="text">
      <style:text-properties fo:font-size="14pt" fo:language="ru" fo:country="RU" fo:font-style="italic" fo:font-weight="bold" officeooo:rsid="001d311f" style:font-size-asian="14pt" style:font-style-asian="italic" style:font-weight-asian="bold" style:font-size-complex="14pt" style:font-style-complex="italic" style:font-weight-complex="bold"/>
    </style:style>
    <style:style style:name="T238" style:family="text">
      <style:text-properties fo:font-size="14pt" fo:language="ru" fo:country="RU" fo:font-style="italic" officeooo:rsid="0062f99f" fo:background-color="#ffff00" loext:char-shading-value="0" style:font-size-asian="14pt" style:font-style-asian="italic" style:font-size-complex="14pt" style:font-style-complex="italic"/>
    </style:style>
    <style:style style:name="T239" style:family="text">
      <style:text-properties fo:font-size="14pt" fo:language="ru" fo:country="RU" fo:font-style="italic" fo:background-color="#ffff00" loext:char-shading-value="0" style:font-size-asian="14pt" style:font-style-asian="italic" style:font-size-complex="14pt" style:font-style-complex="italic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005d8660" style:font-weight-asian="normal" style:font-weight-complex="normal"/>
    </style:style>
    <style:style style:name="T242" style:family="text">
      <style:text-properties fo:color="#ff0000" fo:font-size="16pt" officeooo:rsid="00713c33" style:font-size-asian="16pt" style:font-size-complex="16pt"/>
    </style:style>
    <style:style style:name="T243" style:family="text">
      <style:text-properties fo:color="#ff0000" fo:font-size="16pt" fo:language="ru" fo:country="RU" officeooo:rsid="007d49cd" style:font-size-asian="16pt" style:font-size-complex="16pt"/>
    </style:style>
    <style:style style:name="T244" style:family="text">
      <style:text-properties fo:color="#ff0000" fo:font-size="16pt" fo:language="ru" fo:country="RU" fo:font-weight="bold" officeooo:rsid="007d49cd" style:font-size-asian="16pt" style:font-weight-asian="bold" style:font-size-complex="16pt" style:font-weight-complex="bold"/>
    </style:style>
    <style:style style:name="T245" style:family="text">
      <style:text-properties officeooo:rsid="0073043c"/>
    </style:style>
    <style:style style:name="T246" style:family="text">
      <style:text-properties officeooo:rsid="0074a4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QL :</text:p>
      <text:p text:style-name="P1"/>
      <text:p text:style-name="P4"><text:span text:style-name="T167">SELECT DISTINCT</text:span><text:span text:style-name="T132"> </text:span>(<text:span text:style-name="T191">align</text:span>) <text:span text:style-name="T167">FROM</text:span> <text:span text:style-name="T191">superheroes</text:span> - <text:s/><text:span text:style-name="T191">DISTINCT</text:span> <text:span text:style-name="T1">выводит уникальные значения </text:span><text:span text:style-name="T11">из столбца <text:s/></text:span><text:span text:style-name="T12">align</text:span><text:span text:style-name="T1">.</text:span></text:p>
      <text:p text:style-name="P25"/>
      <text:p text:style-name="P5"><text:span text:style-name="T135">SELECT DISTINCT</text:span><text:span text:style-name="T1"> (</text:span><text:span text:style-name="T12">hair</text:span><text:span text:style-name="T1">) </text:span><text:span text:style-name="T135">FROM</text:span><text:span text:style-name="T1"> </text:span><text:span text:style-name="T12">superheroes</text:span><text:span text:style-name="T1"> </text:span><text:span text:style-name="T135">LIMIT</text:span><text:span text:style-name="T1"> 10 <text:s/>- <text:s/></text:span><text:span text:style-name="T12">LIMIT</text:span><text:span text:style-name="T1"> количество строк. </text:span><text:span text:style-name="T25">Выведет </text:span><text:span text:style-name="T13">10</text:span><text:span text:style-name="T25"> строк из столбца <text:s/></text:span><text:span text:style-name="T12">hair</text:span><text:span text:style-name="T1">, </text:span><text:span text:style-name="T25">таблица <text:s/></text:span><text:span text:style-name="T12">superheroes</text:span><text:span text:style-name="T1">.</text:span></text:p>
      <text:p text:style-name="P2"/>
      <text:p text:style-name="P3"/>
      <text:p text:style-name="P40"><text:span text:style-name="T148">SELECT</text:span><text:span text:style-name="T194"> </text:span><text:span text:style-name="T208">*</text:span><text:span text:style-name="T194"> </text:span><text:span text:style-name="T148">FROM</text:span><text:span text:style-name="T194"> </text:span><text:span text:style-name="T208">superheroes</text:span><text:span text:style-name="T194"> </text:span><text:span text:style-name="T148">WHERE</text:span><text:span text:style-name="T194"> </text:span><text:span text:style-name="T208">gender = 'Female Characters'</text:span><text:span text:style-name="T194"> — </text:span><text:span text:style-name="T195">выбираю </text:span><text:span text:style-name="T209">все</text:span><text:span text:style-name="T195"> из таблицы </text:span><text:span text:style-name="T208">superheroes</text:span><text:span text:style-name="T225">, </text:span><text:span text:style-name="T226">фильтрую </text:span><text:span text:style-name="T208">gender = 'Female Characters'</text:span><text:span text:style-name="T225">.</text:span></text:p>
      <text:p text:style-name="P25"/>
      <text:p text:style-name="P39"><text:span text:style-name="T148">SELECT</text:span><text:span text:style-name="T208"> * </text:span><text:span text:style-name="T148">FROM</text:span><text:span text:style-name="T208"> superheroes </text:span><text:span text:style-name="T148">WHERE</text:span><text:span text:style-name="T208"> year </text:span><text:span text:style-name="T148">BETWEEN</text:span><text:span text:style-name="T208"> 2000 and 2005</text:span><text:span text:style-name="T194"> — </text:span><text:span text:style-name="T195">выведет всех героев которые появись с </text:span><text:span text:style-name="T209">2000</text:span><text:span text:style-name="T195"> по </text:span><text:span text:style-name="T209">2005</text:span><text:span text:style-name="T195"> год.</text:span></text:p>
      <text:p text:style-name="P26"/>
      <text:p text:style-name="P6"><text:span text:style-name="T136">SELECT</text:span><text:span text:style-name="T14"> * </text:span><text:span text:style-name="T136">FROM</text:span><text:span text:style-name="T14"> superheroes </text:span><text:span text:style-name="T136">WHERE</text:span><text:span text:style-name="T14"> hair </text:span><text:span text:style-name="T136">IN</text:span><text:span text:style-name="T14"> ('Red Hair' , 'Auburn Hair') </text:span><text:span text:style-name="T2">— </text:span><text:span text:style-name="T26">выведет </text:span><text:span text:style-name="T15">всех</text:span><text:span text:style-name="T26"> у кого </text:span><text:span text:style-name="T14">hair</text:span><text:span text:style-name="T26"> <text:s/></text:span><text:span text:style-name="T14">Red <text:s/></text:span><text:span text:style-name="T27">и</text:span><text:span text:style-name="T15"> <text:s/></text:span><text:span text:style-name="T14">Auburn .</text:span></text:p>
      <text:p text:style-name="P27"/>
      <text:p text:style-name="P10"><text:span text:style-name="T137">SELECT</text:span><text:span text:style-name="T16"> * </text:span><text:span text:style-name="T147">FROM</text:span><text:span text:style-name="T16"> superheroes </text:span><text:span text:style-name="T137">WHERE</text:span><text:span text:style-name="T16"> hair </text:span><text:span text:style-name="T147">LIKE</text:span><text:span text:style-name="T16"> '%Blond%'</text:span><text:span text:style-name="T3"> </text:span><text:span text:style-name="T4">- </text:span><text:span text:style-name="T39">LIKE</text:span><text:span text:style-name="T37"> в</text:span><text:span text:style-name="T3">ыполняет проверку строки на соответствие шаблону (</text:span><text:span text:style-name="T16">_ </text:span><text:span text:style-name="T3">один символ , </text:span><text:span text:style-name="T16">%</text:span><text:span text:style-name="T3"> любое кол-во символов), </text:span><text:span text:style-name="T31">выведет всех кого волосы </text:span><text:span text:style-name="T32">...</text:span><text:span text:style-name="T31">+ </text:span><text:span text:style-name="T16">Blond</text:span><text:span text:style-name="T17"> +... </text:span></text:p>
      <text:p text:style-name="P7"><text:span text:style-name="T3"/></text:p>
      <text:p text:style-name="P7"><text:span text:style-name="T3">Логические</text:span><text:span text:style-name="T1"> операции в <text:s/></text:span><text:span text:style-name="T168">WHERE</text:span><text:span text:style-name="T38"> — </text:span><text:span text:style-name="T135">AND</text:span><text:span text:style-name="T133"> , </text:span><text:span text:style-name="T135">OR</text:span><text:span text:style-name="T133">, </text:span><text:span text:style-name="T135">NOT</text:span><text:span text:style-name="T133">.</text:span></text:p>
      <text:p text:style-name="P7"><text:span text:style-name="T133"/></text:p>
      <text:p text:style-name="P35"><text:span text:style-name="T161">AND</text:span> верно в случае выполнения обоих условий. </text:p>
      <text:p text:style-name="P35"/>
      <text:p text:style-name="P41"><text:span text:style-name="T149">SELECT</text:span><text:span text:style-name="T210"> * </text:span><text:span text:style-name="T149">FROM</text:span><text:span text:style-name="T210"> superheroes </text:span><text:span text:style-name="T174">WHERE </text:span><text:span text:style-name="T119">gender = 'Female Characters' </text:span><text:span text:style-name="T150">AND</text:span><text:span text:style-name="T120"> align = </text:span><text:span text:style-name="T119">'</text:span><text:span text:style-name="T120">Bad Characters</text:span><text:span text:style-name="T119">' — </text:span><text:span text:style-name="T127">выведет </text:span><text:span text:style-name="T121">всех</text:span><text:span text:style-name="T127"> из <text:s/></text:span><text:span text:style-name="T122">superheroes <text:s/></text:span><text:span text:style-name="T127">у кого </text:span><text:span text:style-name="T119">gender = 'Female Characters' </text:span><text:span text:style-name="T121">и </text:span><text:span text:style-name="T120">align = </text:span><text:span text:style-name="T119">'</text:span><text:span text:style-name="T120">Bad Characters</text:span><text:span text:style-name="T119">'.</text:span></text:p>
      <text:p text:style-name="P41"><text:span text:style-name="T119"/></text:p>
      <text:p text:style-name="P8"><text:span text:style-name="T138">OR </text:span><text:span text:style-name="T45">если верно хотя бы одно из выражений.</text:span></text:p>
      <text:p text:style-name="P8"><text:span text:style-name="T45"/></text:p>
      <text:p text:style-name="P42"><text:span text:style-name="T149">SELECT</text:span><text:span text:style-name="T48"> * </text:span><text:span text:style-name="T149">FROM</text:span><text:span text:style-name="T48"> superheroes </text:span><text:span text:style-name="T174">WHERE </text:span><text:span text:style-name="T48">hair</text:span><text:span text:style-name="T119"> = '</text:span><text:span text:style-name="T122">Blond</text:span><text:span text:style-name="T119">' </text:span><text:span text:style-name="T151">OR</text:span><text:span text:style-name="T123"> </text:span><text:span text:style-name="T48">hair</text:span><text:span text:style-name="T119"> = '</text:span><text:span text:style-name="T124">Red Hair</text:span><text:span text:style-name="T119">' <text:s/></text:span><text:span text:style-name="T151">OR</text:span><text:span text:style-name="T123"> </text:span><text:span text:style-name="T48">hair</text:span><text:span text:style-name="T119"> = '</text:span><text:span text:style-name="T124">Auburn Hair</text:span><text:span text:style-name="T119">' - </text:span><text:span text:style-name="T128">попадут все у кого </text:span><text:span text:style-name="T60">hair</text:span><text:span text:style-name="T48"> <text:s/></text:span><text:span text:style-name="T122">Blond </text:span><text:span text:style-name="T123">или </text:span><text:span text:style-name="T124">Red </text:span><text:span text:style-name="T123">или </text:span><text:span text:style-name="T124">Auburn.</text:span></text:p>
      <text:p text:style-name="P29"/>
      <text:p text:style-name="P36"><text:span text:style-name="T161">NOT </text:span><text:span text:style-name="T103"><text:s/></text:span><text:span text:style-name="T104">не. </text:span></text:p>
      <text:p text:style-name="P43"><text:span text:style-name="T149">SELECT</text:span><text:span text:style-name="T48"> * </text:span><text:span text:style-name="T149">FROM</text:span><text:span text:style-name="T48"> superheroes </text:span><text:span text:style-name="T174">WHERE </text:span><text:span text:style-name="T48">hair </text:span><text:span text:style-name="T175">NOT IN</text:span><text:span text:style-name="T119"> </text:span><text:span text:style-name="T125">(</text:span><text:span text:style-name="T119">'</text:span><text:span text:style-name="T122">Blond </text:span><text:span text:style-name="T119">', '</text:span><text:span text:style-name="T124">Red Hair</text:span><text:span text:style-name="T119">' , <text:s/>'</text:span><text:span text:style-name="T124">Auburn Hair</text:span><text:span text:style-name="T119">'</text:span><text:span text:style-name="T125">) </text:span><text:span text:style-name="T129">выведет всех <text:s/></text:span><text:span text:style-name="T48">superheroes </text:span><text:span text:style-name="T61">у кого</text:span><text:span text:style-name="T49"> <text:s/></text:span><text:span text:style-name="T48">hair </text:span><text:span text:style-name="T49">не <text:s/></text:span><text:span text:style-name="T122">Blond, <text:s/></text:span><text:span text:style-name="T124">Red</text:span><text:span text:style-name="T125">, <text:s/></text:span><text:span text:style-name="T124">Auburn.</text:span></text:p>
      <text:p text:style-name="P43"><text:span text:style-name="T124"/></text:p>
      <text:p text:style-name="P30"/>
      <text:p text:style-name="P30"/>
      <text:p text:style-name="P30"/>
      <text:p text:style-name="P30"/>
      <text:p text:style-name="P30"/>
      <text:p text:style-name="P47"><text:span text:style-name="T16"/></text:p>
      <text:p text:style-name="P54"><text:soft-page-break/><text:span text:style-name="T16">С</text:span><text:span text:style-name="T12">ортировка</text:span></text:p>
      <text:p text:style-name="P24"><text:span text:style-name="T135"/></text:p>
      <text:p text:style-name="P11"><text:span text:style-name="T137">SELECT</text:span><text:span text:style-name="T16"> * </text:span><text:span text:style-name="T137">FROM</text:span><text:span text:style-name="T16"> superheroes </text:span><text:span text:style-name="T137">ORDER BY </text:span><text:span text:style-name="T16">year </text:span><text:span text:style-name="T3">— отсортировал по году. </text:span></text:p>
      <text:p text:style-name="P11"><text:span text:style-name="T3"/></text:p>
      <text:p text:style-name="P11"><text:span text:style-name="T3"><text:s/></text:span><text:span text:style-name="T137">SELECT</text:span><text:span text:style-name="T16"> * </text:span><text:span text:style-name="T137">FROM</text:span><text:span text:style-name="T16"> superheroes </text:span><text:span text:style-name="T137">ORDER BY </text:span><text:span text:style-name="T16">year </text:span><text:span text:style-name="T137">DESC</text:span><text:span text:style-name="T3">- <text:s/></text:span><text:span text:style-name="T5">п</text:span><text:span text:style-name="T3">о убыванию.</text:span></text:p>
      <text:p text:style-name="P11"><text:span text:style-name="T3"/></text:p>
      <text:p text:style-name="P12"><text:span text:style-name="T137">SELECT</text:span><text:span text:style-name="T16"> * </text:span><text:span text:style-name="T137">FROM</text:span><text:span text:style-name="T16"> superheroes <text:s/></text:span><text:span text:style-name="T168">WHERE </text:span><text:span text:style-name="T42">align = </text:span><text:span text:style-name="T108">'</text:span><text:span text:style-name="T110">Bad Chatacters</text:span><text:span text:style-name="T108">' <text:s/></text:span><text:span text:style-name="T137">ORDER BY </text:span><text:span text:style-name="T42">appearances <text:s/></text:span><text:span text:style-name="T137">DESC —</text:span><text:span text:style-name="T41"> </text:span><text:span text:style-name="T46">выведет </text:span><text:span text:style-name="T42">всех</text:span><text:span text:style-name="T46"> </text:span><text:span text:style-name="T41">superheroes </text:span><text:span text:style-name="T46">у которых</text:span><text:span text:style-name="T42"> </text:span><text:span text:style-name="T46"><text:s/></text:span><text:span text:style-name="T42">align </text:span><text:span text:style-name="T110">Bad</text:span><text:span text:style-name="T114"> </text:span><text:span text:style-name="T110">Chatacters</text:span><text:span text:style-name="T114"> отсортирует по </text:span><text:span text:style-name="T42">appearances </text:span><text:span text:style-name="T46">(</text:span><text:span text:style-name="T114">популярности), по убыванию (</text:span><text:span text:style-name="T137">DESC</text:span><text:span text:style-name="T114">).</text:span></text:p>
      <text:p text:style-name="P12"><text:span text:style-name="T114"/></text:p>
      <text:p text:style-name="P12"><text:span text:style-name="T114"/></text:p>
      <text:p text:style-name="P37"><text:s/><text:span text:style-name="T242">Таблицы</text:span></text:p>
      <text:p text:style-name="P37"/>
      <text:p text:style-name="P15"><text:span text:style-name="T139">CREATE TABLE</text:span><text:span text:style-name="T6"> </text:span><text:span text:style-name="T18">superheroes</text:span><text:span text:style-name="T6"> </text:span><text:span text:style-name="T3"><text:s/></text:span><text:span text:style-name="T18">( <text:s text:c="2"/></text:span></text:p>
      <text:p text:style-name="P45"><text:span text:style-name="T212"><text:s text:c="3"/>id </text:span><text:span text:style-name="T152">INT</text:span><text:span text:style-name="T212"> </text:span><text:span text:style-name="T177">SERIAL</text:span><text:span text:style-name="T213"> </text:span><text:span text:style-name="T178">PRIMARY KEY</text:span><text:span text:style-name="T212">, </text:span></text:p>
      <text:p text:style-name="P13"><text:span text:style-name="T18"><text:s text:c="3"/>name </text:span><text:span text:style-name="T169">VARCHAR</text:span><text:span text:style-name="T140">(</text:span><text:span text:style-name="T43">100</text:span><text:span text:style-name="T140">)</text:span><text:span text:style-name="T44">,</text:span></text:p>
      <text:p text:style-name="P44"><text:span text:style-name="T211"><text:s text:c="3"/>eye </text:span><text:span text:style-name="T196"><text:s text:c="4"/></text:span><text:span text:style-name="T176">VARCHAR</text:span><text:span text:style-name="T153">(</text:span><text:span text:style-name="T50">30</text:span><text:span text:style-name="T153">)</text:span><text:span text:style-name="T50">, <text:s text:c="5"/></text:span><text:span text:style-name="T62">- </text:span><text:span text:style-name="T63">С</text:span><text:span text:style-name="T64">озда</text:span><text:span text:style-name="T65">ю</text:span><text:span text:style-name="T64"> таблицу, </text:span><text:span text:style-name="T63">указываю название столбца и тип.</text:span></text:p>
      <text:p text:style-name="P14"><text:span text:style-name="T141"><text:s text:c="3"/></text:span><text:span text:style-name="T40">hair</text:span><text:span text:style-name="T135"> <text:s text:c="2"/></text:span><text:span text:style-name="T169">VARCHAR</text:span><text:span text:style-name="T135">(</text:span><text:span text:style-name="T40">30</text:span><text:span text:style-name="T135">)</text:span></text:p>
      <text:p text:style-name="P17"><text:span text:style-name="T18">) <text:s text:c="4"/></text:span></text:p>
      <text:p text:style-name="P17"><text:span text:style-name="T18"><text:s text:c="10"/></text:span><text:span text:style-name="T28"><text:s text:c="29"/></text:span></text:p>
      <text:p text:style-name="P17"><text:span text:style-name="T169">id </text:span><text:span text:style-name="T170">SERIAL</text:span><text:span text:style-name="T171"> <text:s/></text:span><text:span text:style-name="T172">PRIMARY KEY</text:span><text:span text:style-name="T36"> </text:span><text:span text:style-name="T118">будет добавлять порядковый номер и привязываю ключ. </text:span></text:p>
      <text:p text:style-name="P17"><text:span text:style-name="T118"/></text:p>
      <text:p text:style-name="P16"><text:span text:style-name="T12">postgres=# \d superheroes;</text:span><text:span text:style-name="T1"> - выведет инфу о таблице.</text:span><text:span text:style-name="T7"> </text:span></text:p>
      <text:p text:style-name="P16"><text:span text:style-name="T7"/></text:p>
      <text:p text:style-name="P46"><text:span text:style-name="T214">mysql</text:span><text:span text:style-name="T215">=# <text:s/></text:span><text:span text:style-name="T214">=describe </text:span><text:span text:style-name="T216">superheroes; </text:span><text:span text:style-name="T227">- выведет инфу о таблице.</text:span><text:span text:style-name="T228"> </text:span></text:p>
      <text:p text:style-name="P16"><text:span text:style-name="T7"/></text:p>
      <text:p text:style-name="P13"><text:span text:style-name="T7"/></text:p>
      <text:p text:style-name="P18"><text:span text:style-name="T142">DROP </text:span><text:span text:style-name="T139">TABLE</text:span><text:span text:style-name="T134"> </text:span><text:span text:style-name="T111">superheroes</text:span><text:span text:style-name="T35"> </text:span><text:span text:style-name="T106">— </text:span><text:span text:style-name="T107">удалить таблицу </text:span><text:span text:style-name="T111">superheroes</text:span><text:span text:style-name="T107">. </text:span></text:p>
      <text:p text:style-name="P28"/>
      <text:p text:style-name="P31"><text:span text:style-name="T161">ALTER TABLE</text:span> <text:s/><text:span text:style-name="T192">superheroes</text:span><text:span text:style-name="T105"> </text:span><text:span text:style-name="T161">ADD COLUMN</text:span> <text:span text:style-name="T191">alive</text:span> <text:span text:style-name="T161">BOOLEAN</text:span>; - добавил колонку <text:span text:style-name="T191">alive <text:s/></text:span>в таблицу <text:span text:style-name="T192">superheroes </text:span><text:span text:style-name="T241">с типом </text:span><text:span text:style-name="T161">BOOLEAN</text:span>. </text:p>
      <text:p text:style-name="P28"/>
      <text:p text:style-name="P48"><text:span text:style-name="T154">ALTER TABLE</text:span><text:span text:style-name="T217"> <text:s/></text:span><text:span text:style-name="T212">superheroes </text:span><text:span text:style-name="T155">DROP</text:span><text:span text:style-name="T154"> COLUMN </text:span><text:span text:style-name="T218">year; </text:span><text:span text:style-name="T229">- удалить </text:span><text:span text:style-name="T230">столбец </text:span><text:span text:style-name="T218">year</text:span><text:span text:style-name="T229">.</text:span></text:p>
      <text:p text:style-name="P32"/>
      <text:p text:style-name="P19"><text:span text:style-name="T143">ALTER TABLE</text:span><text:span text:style-name="T19"> <text:s/></text:span><text:span text:style-name="T18">superheroes </text:span><text:span text:style-name="T144">RENAME</text:span><text:span text:style-name="T143"> COLUMN</text:span><text:span text:style-name="T19"> </text:span><text:span text:style-name="T20">year </text:span><text:span text:style-name="T144">TO</text:span><text:span text:style-name="T20"> hyyear;</text:span><text:span text:style-name="T8"> - переименовать </text:span><text:span text:style-name="T29">столбец </text:span><text:span text:style-name="T20">year </text:span><text:span text:style-name="T29">на</text:span><text:span text:style-name="T21"> </text:span><text:span text:style-name="T20">hyyear</text:span><text:span text:style-name="T8">.</text:span></text:p>
      <text:p text:style-name="P32"><text:s/></text:p>
      <text:p text:style-name="P20"><text:span text:style-name="T143">ALTER TABLE </text:span><text:span text:style-name="T19"><text:s/></text:span><text:span text:style-name="T18">superheroes </text:span><text:span text:style-name="T144">RENAME</text:span><text:span text:style-name="T143"> </text:span><text:span text:style-name="T144">TO</text:span><text:span text:style-name="T19"> </text:span><text:span text:style-name="T20">comic_characters; </text:span><text:span text:style-name="T8">- переименовать таблицу</text:span><text:span text:style-name="T18">superheroes </text:span><text:span text:style-name="T30">на</text:span><text:span text:style-name="T22"> </text:span><text:span text:style-name="T20">comic_characters</text:span><text:span text:style-name="T22"> </text:span><text:span text:style-name="T8">.</text:span></text:p>
      <text:p text:style-name="P32"/>
      <text:p text:style-name="P49"><text:span text:style-name="T158">INSERT INTO</text:span><text:span text:style-name="T130"> </text:span><text:span text:style-name="T197"><text:s/></text:span><text:span text:style-name="T212">superheroes</text:span><text:span text:style-name="T196"> </text:span><text:span text:style-name="T197">(name, appearances, universe</text:span><text:span text:style-name="T198">)</text:span><text:span text:style-name="T197"> п</text:span><text:span text:style-name="T232">оля в которые вставляем данные</text:span><text:span text:style-name="T197"> </text:span><text:span text:style-name="T156">VALUES</text:span><text:span text:style-name="T197"> (</text:span><text:span text:style-name="T219">'</text:span><text:span text:style-name="T197">spider-Man</text:span><text:span text:style-name="T219">'</text:span><text:span text:style-name="T197">, 4043 , </text:span><text:span text:style-name="T219">'</text:span><text:span text:style-name="T197">marvel</text:span><text:span text:style-name="T219">'</text:span><text:span text:style-name="T197">) </text:span><text:span text:style-name="T233">что втсавляем.</text:span></text:p>
      <text:p text:style-name="P49"><text:span text:style-name="T233"/></text:p>
      <text:p text:style-name="P50"><text:soft-page-break/><text:span text:style-name="T159">INSERT INTO</text:span><text:span text:style-name="T131"> </text:span><text:span text:style-name="T232"><text:s/></text:span><text:span text:style-name="T236">superheroes</text:span><text:span text:style-name="T234"> </text:span><text:span text:style-name="T232">(</text:span><text:span text:style-name="T238">id</text:span><text:span text:style-name="T235">, </text:span><text:span text:style-name="T232">name, appearances, universe</text:span><text:span text:style-name="T233">)</text:span><text:span text:style-name="T232"> <text:s/>вставляем данные </text:span><text:span text:style-name="T160">VALUES</text:span><text:span text:style-name="T232"> (</text:span><text:span text:style-name="T238">1</text:span><text:span text:style-name="T235">,</text:span><text:span text:style-name="T237">'</text:span><text:span text:style-name="T232">spider-Man</text:span><text:span text:style-name="T237">'</text:span><text:span text:style-name="T232">, 4043 , </text:span><text:span text:style-name="T237">'</text:span><text:span text:style-name="T232">marvel</text:span><text:span text:style-name="T237">'</text:span><text:span text:style-name="T232">) </text:span></text:p>
      <text:p text:style-name="P51"><text:span text:style-name="T198">В</text:span><text:span text:style-name="T193">ставляю значения в строку с <text:s/></text:span><text:span text:style-name="T239">id- 1</text:span></text:p>
      <text:p text:style-name="P33"/>
      <text:p text:style-name="P52"><text:span text:style-name="T156">U</text:span><text:span text:style-name="T157">PDATE</text:span><text:span text:style-name="T220"> <text:s/></text:span><text:span text:style-name="T212">superheroes </text:span><text:span text:style-name="T157">SET</text:span><text:span text:style-name="T220"> name= </text:span><text:span text:style-name="T119">'</text:span><text:span text:style-name="T220">Batman</text:span><text:span text:style-name="T119">'</text:span><text:span text:style-name="T220">, universe= </text:span><text:span text:style-name="T119">'</text:span><text:span text:style-name="T220">dc</text:span><text:span text:style-name="T119">'</text:span><text:span text:style-name="T220"> </text:span><text:span text:style-name="T157">WHERE</text:span><text:span text:style-name="T220"> id=1</text:span><text:span text:style-name="T199"> — меня</text:span><text:span text:style-name="T200">ю</text:span><text:span text:style-name="T199"> имя и вселенную в </text:span><text:span text:style-name="T201">строке с </text:span><text:span text:style-name="T199">1 айди. </text:span></text:p>
      <text:p text:style-name="P52"><text:span text:style-name="T199"/></text:p>
      <text:p text:style-name="P53"><text:span text:style-name="T156">U</text:span><text:span text:style-name="T157">PDATE</text:span><text:span text:style-name="T220"> <text:s/></text:span><text:span text:style-name="T212">superheroes </text:span></text:p>
      <text:p text:style-name="P53"><text:span text:style-name="T157">SET</text:span><text:span text:style-name="T220"> </text:span><text:span text:style-name="T221">gender</text:span><text:span text:style-name="T220">= </text:span><text:span text:style-name="T119">'</text:span><text:span text:style-name="T126">M</text:span><text:span text:style-name="T221">an</text:span><text:span text:style-name="T119">'</text:span><text:span text:style-name="T220">, </text:span></text:p>
      <text:p text:style-name="P53"><text:span text:style-name="T157">WHERE</text:span><text:span text:style-name="T220"> </text:span><text:span text:style-name="T221">gender</text:span><text:span text:style-name="T220">= </text:span><text:span text:style-name="T119">'</text:span><text:span text:style-name="T126">M</text:span><text:span text:style-name="T221">ale Characrers</text:span><text:span text:style-name="T119">'</text:span><text:span text:style-name="T199"> - </text:span><text:span text:style-name="T202">заменит на <text:s/></text:span><text:span text:style-name="T126">M</text:span><text:span text:style-name="T221">an </text:span><text:span text:style-name="T231">все</text:span><text:span text:style-name="T221"> <text:s/></text:span><text:span text:style-name="T126">M</text:span><text:span text:style-name="T221">ale Characrers.</text:span></text:p>
      <text:p text:style-name="P53"><text:span text:style-name="T221"/></text:p>
      <text:p text:style-name="P21"><text:span text:style-name="T145">DELETE</text:span><text:span text:style-name="T16"> </text:span><text:span text:style-name="T137">FROM</text:span><text:span text:style-name="T16"> superheroes </text:span><text:span text:style-name="T146">WHERE</text:span><text:span text:style-name="T23"> id=</text:span><text:span text:style-name="T24">2 </text:span><text:span text:style-name="T9"><text:s/>- удалить из таблицы строку </text:span><text:span text:style-name="T33">с </text:span><text:span text:style-name="T23">id</text:span><text:span text:style-name="T9"> 2.</text:span></text:p>
      <text:p text:style-name="P21"><text:span text:style-name="T9"/></text:p>
      <text:p text:style-name="P22"><text:span text:style-name="T145">DELETE</text:span><text:span text:style-name="T16"> </text:span><text:span text:style-name="T137">FROM</text:span><text:span text:style-name="T16"> superheroes</text:span></text:p>
      <text:p text:style-name="P23"><text:span text:style-name="T146">WHERE </text:span><text:span text:style-name="T112">gender</text:span><text:span text:style-name="T113">= </text:span><text:span text:style-name="T108">'</text:span><text:span text:style-name="T112">Man</text:span><text:span text:style-name="T108">' </text:span><text:span text:style-name="T115"><text:s/>- </text:span><text:span text:style-name="T116">удалит всех </text:span><text:span text:style-name="T112">Man</text:span><text:span text:style-name="T117"> </text:span><text:span text:style-name="T116">из </text:span><text:span text:style-name="T109">superheroes</text:span></text:p>
      <text:p text:style-name="P34"/>
      <text:p text:style-name="P9"><text:span text:style-name="T145">DELETE</text:span><text:span text:style-name="T16"> </text:span><text:span text:style-name="T137">FROM</text:span><text:span text:style-name="T16"> superheroes</text:span><text:span text:style-name="T3"> <text:s/>- </text:span><text:span text:style-name="T10">удалить все данные из таблицы. <text:s/></text:span></text:p>
      <text:p text:style-name="P9"><text:span text:style-name="T10"/></text:p>
      <text:p text:style-name="P9"><text:span text:style-name="T10"/></text:p>
      <text:p text:style-name="P56">Агрегатные функции</text:p>
      <text:p text:style-name="P55"/>
      <text:p text:style-name="P61">AVG <text:s text:c="7"/>среднее значение</text:p>
      <text:p text:style-name="P61">COUNT <text:s/>подсчитывает количество</text:p>
      <text:p text:style-name="P62"><text:span text:style-name="T34">MAX <text:s text:c="5"/>максимальное значение</text:span></text:p>
      <text:p text:style-name="P61">MIN <text:s text:c="7"/>минимальное значение</text:p>
      <text:p text:style-name="P61">SUM <text:s text:c="6"/>сумма </text:p>
      <text:p text:style-name="P57"/>
      <text:p text:style-name="P58"><text:span text:style-name="T132">SELECT</text:span> align, <text:span text:style-name="T132">COUNT(</text:span>*<text:span text:style-name="T132">)</text:span></text:p>
      <text:p text:style-name="P58"><text:span text:style-name="T132">FROM</text:span> superheroes</text:p>
      <text:p text:style-name="P58"><text:span text:style-name="T132">GROUP BY</text:span> align</text:p>
      <text:p text:style-name="P67"><text:span text:style-name="T84">Группируем по </text:span><text:span text:style-name="T51">align</text:span><text:span text:style-name="T84"> и для каждой группы считает кол-во героев в этой группе.</text:span></text:p>
      <text:p text:style-name="P67"><text:span text:style-name="T84"/></text:p>
      <text:p text:style-name="P58"><text:span text:style-name="T132">SELECT</text:span> align, <text:span text:style-name="T132">COUNT(</text:span>*<text:span text:style-name="T132">)</text:span><text:span text:style-name="T162">, SUM(appearances)</text:span></text:p>
      <text:p text:style-name="P58"><text:span text:style-name="T132">FROM</text:span> superheroes</text:p>
      <text:p text:style-name="P58"><text:span text:style-name="T132">GROUP BY</text:span> align</text:p>
      <text:p text:style-name="P70"><text:span text:style-name="T66">Считаем количество героев каждого типа и считаем сумму появлений героев этого типа.</text:span></text:p>
      <text:p text:style-name="P70"><text:span text:style-name="T66"/></text:p>
      <text:p text:style-name="P59"><text:span text:style-name="T162">SELECT</text:span><text:span text:style-name="T164"> </text:span><text:span text:style-name="T246">year</text:span><text:span text:style-name="T165">, </text:span><text:span text:style-name="T166">MIN</text:span><text:span text:style-name="T165">(</text:span><text:span text:style-name="T162">appearances</text:span><text:span text:style-name="T165">), </text:span><text:span text:style-name="T166">MAX</text:span><text:span text:style-name="T165">(</text:span><text:span text:style-name="T162">appearances</text:span><text:span text:style-name="T165">)</text:span></text:p>
      <text:p text:style-name="P60"><text:span text:style-name="T163">FROM </text:span><text:span text:style-name="T245">superheroes </text:span></text:p>
      <text:p text:style-name="P59"><text:span text:style-name="T132">GROUP BY</text:span> <text:s/><text:span text:style-name="T246">year</text:span></text:p>
      <text:p text:style-name="P71"><text:span text:style-name="T67">Выведет три столбца, (1) </text:span><text:span text:style-name="T69">сгрупирует</text:span><text:span text:style-name="T67"> по </text:span><text:span text:style-name="T52">year</text:span><text:span text:style-name="T67">, покажет сколько <text:s/>(2)</text:span><text:span text:style-name="T52">MIN</text:span><text:span text:style-name="T68"> </text:span><text:span text:style-name="T67">и <text:s/></text:span><text:span text:style-name="T52">MAX</text:span><text:span text:style-name="T67">(3)</text:span><text:span text:style-name="T68">.</text:span></text:p>
      <text:p text:style-name="P71"><text:span text:style-name="T68"/></text:p>
      <text:p text:style-name="P71"><text:soft-page-break/><text:span text:style-name="T244">JOIN</text:span><text:span text:style-name="T52"> </text:span></text:p>
      <text:p text:style-name="P68"><text:span text:style-name="T85"/></text:p>
      <text:p text:style-name="P79"><text:span text:style-name="T52">В</text:span><text:span text:style-name="T53">нутреннее объединение </text:span><text:span text:style-name="T179">INNER JOIN</text:span><text:span text:style-name="T54">, </text:span><text:span text:style-name="T71">пишу</text:span><text:span text:style-name="T54"> </text:span><text:span text:style-name="T184">JOIN</text:span><text:span text:style-name="T57">, </text:span><text:span text:style-name="T80">по умолчанию использоваться</text:span><text:span text:style-name="T185"> INNER JOIN</text:span><text:span text:style-name="T54"> </text:span><text:span text:style-name="T53"><text:s/></text:span><text:span text:style-name="T70">(</text:span><text:span text:style-name="T71">используется когда </text:span><text:span text:style-name="T70">в таблицах есть</text:span><text:span text:style-name="T53"> </text:span><text:span text:style-name="T72">соответствующие </text:span><text:span text:style-name="T70">д</text:span><text:span text:style-name="T70">руг-другу строки):</text:span></text:p>
      <text:p text:style-name="P72"><text:span text:style-name="T83">Есть таблицы</text:span><text:span text:style-name="T86">:</text:span><text:span text:style-name="T83"> </text:span><text:span text:style-name="T89">products</text:span><text:span text:style-name="T83"> (id, name, type_id, price) и <text:s/></text:span><text:span text:style-name="T94">products_</text:span><text:span text:style-name="T93">types</text:span><text:span text:style-name="T86">(id, type_name)</text:span></text:p>
      <text:p text:style-name="P72"><text:span text:style-name="T86"/></text:p>
      <text:p text:style-name="P73"><text:span text:style-name="T173">SELECT</text:span><text:span text:style-name="T83"> <text:s/></text:span><text:span text:style-name="T91">products.</text:span><text:span text:style-name="T89">n</text:span><text:span text:style-name="T91">ame</text:span><text:span text:style-name="T87">, </text:span><text:span text:style-name="T96">products_</text:span><text:span text:style-name="T94">types.type_name </text:span><text:span text:style-name="T97"><text:s/></text:span><text:span text:style-name="T98">выбираю столбцы из таблиц.</text:span></text:p>
      <text:p text:style-name="P74"><text:span text:style-name="T173">FROM</text:span><text:span text:style-name="T83"> <text:s/></text:span><text:span text:style-name="T90">products</text:span><text:span text:style-name="T87"> </text:span><text:span text:style-name="T173">JOIN</text:span><text:span text:style-name="T83"> <text:s/></text:span><text:span text:style-name="T95">products_</text:span><text:span text:style-name="T92">types <text:s text:c="2"/></text:span><text:span text:style-name="T83"><text:s/></text:span><text:span text:style-name="T88">показываю какие таблицы соединяю.</text:span></text:p>
      <text:p text:style-name="P78"><text:span text:style-name="T184">ON <text:s/></text:span><text:span text:style-name="T73">products.type_id</text:span><text:span text:style-name="T76"> </text:span><text:span text:style-name="T74">= </text:span><text:span text:style-name="T81">products_</text:span><text:span text:style-name="T82">types.id </text:span><text:span text:style-name="T74"><text:s/></text:span><text:span text:style-name="T77">условие соединения</text:span><text:span text:style-name="T75">. </text:span></text:p>
      <text:p text:style-name="P78"><text:span text:style-name="T75"/></text:p>
      <text:p text:style-name="P69"><text:span text:style-name="T98">В</text:span><text:span text:style-name="T97">нешнее объединение:</text:span></text:p>
      <text:p text:style-name="P69"><text:span text:style-name="T97"/></text:p>
      <text:p text:style-name="P80"><text:span text:style-name="T186">- LEFT OUTER JOIN</text:span><text:span text:style-name="T79"> включаются строки из таблицы которая находятся </text:span><text:span text:style-name="T58">слева</text:span><text:span text:style-name="T79"> от <text:s/></text:span><text:span text:style-name="T186">JOIN</text:span><text:span text:style-name="T79"> даже если для этих строк нет соответствия </text:span><text:span text:style-name="T58">в правой</text:span><text:span text:style-name="T79"> таблице. </text:span></text:p>
      <text:p text:style-name="P78"><text:span text:style-name="T75"/></text:p>
      <text:p text:style-name="P84"><text:span text:style-name="T75">Н</text:span><text:span text:style-name="T78">апример у в моей таблице <text:s/></text:span><text:span text:style-name="T76">products.</text:span><text:span text:style-name="T74">n</text:span><text:span text:style-name="T76">ame </text:span><text:span text:style-name="T78">есть продукт с пустым значением <text:s/></text:span><text:span text:style-name="T76">products.type_id , </text:span><text:span text:style-name="T78">в таблице </text:span><text:span text:style-name="T76">products_</text:span><text:span text:style-name="T74">types.id <text:s/></text:span><text:span text:style-name="T78">тоже такого нет.</text:span></text:p>
      <text:p text:style-name="P83"><text:span text:style-name="T78"/></text:p>
      <text:p text:style-name="P75"><text:span text:style-name="T173">SELECT</text:span><text:span text:style-name="T83"> <text:s/></text:span><text:span text:style-name="T55">products.</text:span><text:span text:style-name="T47">n</text:span><text:span text:style-name="T55">ame, products_</text:span><text:span text:style-name="T47">types.type_name </text:span></text:p>
      <text:p text:style-name="P75"><text:span text:style-name="T173">FROM</text:span><text:span text:style-name="T83"> <text:s/></text:span><text:span text:style-name="T55">products</text:span><text:span text:style-name="T87"> </text:span><text:span text:style-name="T181">LEFT OUTER JOIN</text:span><text:span text:style-name="T83"> <text:s/></text:span><text:span text:style-name="T55">products_</text:span><text:span text:style-name="T47">types <text:s text:c="3"/></text:span></text:p>
      <text:p text:style-name="P81"><text:span text:style-name="T180">ON <text:s/></text:span><text:span text:style-name="T55">products.type_id </text:span><text:span text:style-name="T56">= </text:span><text:span text:style-name="T55">products_</text:span><text:span text:style-name="T56">types.id </text:span></text:p>
      <text:p text:style-name="P81"><text:span text:style-name="T56"/></text:p>
      <text:p text:style-name="P85"><text:span text:style-name="T86">В</text:span><text:span text:style-name="T83">ыведет </text:span><text:span text:style-name="T87">products.</text:span><text:span text:style-name="T86">n</text:span><text:span text:style-name="T87">ame, products_</text:span><text:span text:style-name="T86">types.type_name , </text:span><text:span text:style-name="T83">продукт с пустым значением тоже добавиться, последний . </text:span></text:p>
      <text:p text:style-name="P85"><text:span text:style-name="T83"/></text:p>
      <text:p text:style-name="P86"><text:span text:style-name="T187">- RIGHT</text:span><text:span text:style-name="T186"> OUTER JOIN</text:span><text:span text:style-name="T79"> включаются строки из таблицы которая находятся </text:span><text:span text:style-name="T59">справа</text:span><text:span text:style-name="T79"> от <text:s/></text:span><text:span text:style-name="T186">JOIN</text:span><text:span text:style-name="T79"> даже если для этих строк нет соответствия </text:span><text:span text:style-name="T58">в </text:span><text:span text:style-name="T59">левой</text:span><text:span text:style-name="T79"> таблице.</text:span></text:p>
      <text:p text:style-name="P86"><text:span text:style-name="T79"/></text:p>
      <text:p text:style-name="P87"><text:span text:style-name="T79">- </text:span><text:span text:style-name="T188">FULL</text:span><text:span text:style-name="T190"> </text:span><text:span text:style-name="T186">OUTER JOIN </text:span><text:span text:style-name="T78">включает строки из двух таблиц, в которых </text:span><text:span text:style-name="T79"><text:s/>нет соответствия.</text:span></text:p>
      <text:p text:style-name="P87"><text:span text:style-name="T79"/></text:p>
      <text:p text:style-name="P76"><text:span text:style-name="T173">SELECT</text:span><text:span text:style-name="T83"> <text:s/></text:span><text:span text:style-name="T55">products.</text:span><text:span text:style-name="T47">n</text:span><text:span text:style-name="T55">ame, products_</text:span><text:span text:style-name="T47">types.type_name </text:span></text:p>
      <text:p text:style-name="P76"><text:span text:style-name="T173">FROM</text:span><text:span text:style-name="T83"> <text:s/></text:span><text:span text:style-name="T55">products</text:span><text:span text:style-name="T87"> </text:span><text:span text:style-name="T182">FULL</text:span><text:span text:style-name="T189"> </text:span><text:span text:style-name="T181">OUTER JOIN</text:span><text:span text:style-name="T83"> <text:s/></text:span><text:span text:style-name="T55">products_</text:span><text:span text:style-name="T47">types <text:s text:c="3"/></text:span></text:p>
      <text:p text:style-name="P82"><text:span text:style-name="T180">ON <text:s/></text:span><text:span text:style-name="T55">products.type_id </text:span><text:span text:style-name="T56">= </text:span><text:span text:style-name="T55">products_</text:span><text:span text:style-name="T56">types.id </text:span></text:p>
      <text:p text:style-name="P82"><text:span text:style-name="T56"/></text:p>
      <text:p text:style-name="P88"><text:span text:style-name="T99">В</text:span><text:span text:style-name="T100">ыведет </text:span><text:span text:style-name="T101">products.</text:span><text:span text:style-name="T99">n</text:span><text:span text:style-name="T101">ame, products_</text:span><text:span text:style-name="T99">types.type_name , </text:span><text:span text:style-name="T102">плюс строки в которых нет соответствия друг-другу.</text:span></text:p>
      <text:p text:style-name="P88"><text:span text:style-name="T102"/></text:p>
      <text:p text:style-name="P66"><text:span text:style-name="T206">П</text:span><text:span text:style-name="T205">ерекрестное объединение:</text:span></text:p>
      <text:p text:style-name="P64"><text:span text:style-name="T183">- </text:span><text:span text:style-name="T173">CROSS JOIN</text:span><text:span text:style-name="T193">, </text:span><text:span text:style-name="T180">ON </text:span><text:span text:style-name="T193">не указываем.</text:span></text:p>
      <text:p text:style-name="P64"><text:span text:style-name="T193"/></text:p>
      <text:p text:style-name="P77"><text:span text:style-name="T173">SELECT</text:span><text:span text:style-name="T83"> <text:s/></text:span><text:span text:style-name="T55">products.</text:span><text:span text:style-name="T47">n</text:span><text:span text:style-name="T55">ame, products_</text:span><text:span text:style-name="T47">types.type_name </text:span></text:p>
      <text:p text:style-name="P65"><text:span text:style-name="T173">FROM</text:span><text:span text:style-name="T193"> <text:s/></text:span><text:span text:style-name="T223">products</text:span><text:span text:style-name="T204"> </text:span><text:span text:style-name="T182">FULL</text:span><text:span text:style-name="T189"> </text:span><text:span text:style-name="T181">OUTER JOIN</text:span><text:span text:style-name="T193"> <text:s/></text:span><text:span text:style-name="T223">products_</text:span><text:span text:style-name="T207">types </text:span></text:p>
      <text:p text:style-name="P63"><text:span text:style-name="T193">заполнит отсутствующие строки таблице отсутствующими из друг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21:37:45.673661802</meta:creation-date>
    <dc:date>2022-10-13T00:14:12.849187548</dc:date>
    <meta:editing-duration>PT6H22M26S</meta:editing-duration>
    <meta:editing-cycles>92</meta:editing-cycles>
    <meta:generator>LibreOffice/6.4.7.2$Linux_X86_64 LibreOffice_project/40$Build-2</meta:generator>
    <meta:document-statistic meta:table-count="0" meta:image-count="0" meta:object-count="0" meta:page-count="4" meta:paragraph-count="88" meta:word-count="783" meta:character-count="5587" meta:non-whitespace-character-count="4670"/>
  </office:meta>
</office:document-meta>
</file>